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3992in"/>
    </style:style>
    <style:style style:name="co5" style:family="table-column">
      <style:table-column-properties fo:break-before="auto" style:column-width="2.1555in"/>
    </style:style>
    <style:style style:name="co6" style:family="table-column">
      <style:table-column-properties fo:break-before="auto" style:column-width="1.5571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7"/>
        </table:table-row>
        <table:table-row table:style-name="ro2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 (boss response time)</text:p>
          </table:table-cell>
          <table:table-cell office:value-type="string" calcext:value-type="string">
            <text:p>StdDev</text:p>
          </table:table-cell>
          <table:table-cell table:number-columns-repeated="2"/>
          <table:table-cell office:value-type="string" calcext:value-type="string">
            <text:p>boss service mean</text:p>
          </table:table-cell>
          <table:table-cell office:value-type="string" calcext:value-type="string">
            <text:p>mean of mean response times</text:p>
          </table:table-cell>
          <table:table-cell office:value-type="string" calcext:value-type="string">
            <text:p>Mean defeated bosses</text:p>
          </table:table-cell>
          <table:table-cell/>
          <table:table-cell office:value-type="string" calcext:value-type="string">
            <text:p>std deviation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0.869399845822358" calcext:value-type="float">
            <text:p>0.869399845822358</text:p>
          </table:table-cell>
          <table:table-cell office:value-type="float" office:value="0.709836371434259" calcext:value-type="float">
            <text:p>0.7098363714342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AVERAGE([.H3:.H32])" office:value-type="float" office:value="1.0612634301258" calcext:value-type="float">
            <text:p>1.0612634301258</text:p>
          </table:table-cell>
          <table:table-cell table:formula="of:=AVERAGE([.G$3:.G$32])" office:value-type="float" office:value="105.7" calcext:value-type="float">
            <text:p>105.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925473518195" calcext:value-type="float">
            <text:p>0.95925473518195</text:p>
          </table:table-cell>
          <table:table-cell office:value-type="float" office:value="0.905801363505371" calcext:value-type="float">
            <text:p>0.905801363505371</text:p>
          </table:table-cell>
          <table:table-cell table:number-columns-repeated="2"/>
          <table:table-cell table:formula="of:=[.L3]+2" office:value-type="float" office:value="3" calcext:value-type="float">
            <text:p>3</text:p>
          </table:table-cell>
          <table:table-cell table:formula="of:=AVERAGE([.H33:.H62])" office:value-type="float" office:value="3.57677418364364" calcext:value-type="float">
            <text:p>3.57677418364364</text:p>
          </table:table-cell>
          <table:table-cell table:formula="of:=AVERAGE([.G$33:.G$62])" office:value-type="float" office:value="105.633333333333" calcext:value-type="float">
            <text:p>105.6333333333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7" calcext:value-type="float">
            <text:p>127</text:p>
          </table:table-cell>
          <table:table-cell office:value-type="float" office:value="1.07175211373945" calcext:value-type="float">
            <text:p>1.07175211373945</text:p>
          </table:table-cell>
          <table:table-cell office:value-type="float" office:value="1.08405374059902" calcext:value-type="float">
            <text:p>1.08405374059902</text:p>
          </table:table-cell>
          <table:table-cell table:number-columns-repeated="2"/>
          <table:table-cell table:formula="of:=[.L4]+2" office:value-type="float" office:value="5" calcext:value-type="float">
            <text:p>5</text:p>
          </table:table-cell>
          <table:table-cell table:formula="of:=AVERAGE([.H63:.H91])" office:value-type="float" office:value="6.89857451222652" calcext:value-type="float">
            <text:p>6.89857451222652</text:p>
          </table:table-cell>
          <table:table-cell table:formula="of:=AVERAGE([.G$63:.G$92])" office:value-type="float" office:value="105.533333333333" calcext:value-type="float">
            <text:p>105.5333333333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1.06755823805126" calcext:value-type="float">
            <text:p>1.06755823805126</text:p>
          </table:table-cell>
          <table:table-cell office:value-type="float" office:value="1.18581872214621" calcext:value-type="float">
            <text:p>1.18581872214621</text:p>
          </table:table-cell>
          <table:table-cell table:number-columns-repeated="2"/>
          <table:table-cell table:formula="of:=[.L5]+2" office:value-type="float" office:value="7" calcext:value-type="float">
            <text:p>7</text:p>
          </table:table-cell>
          <table:table-cell table:formula="of:=AVERAGE([.H93:.H122])" office:value-type="float" office:value="11.2224915651207" calcext:value-type="float">
            <text:p>11.2224915651207</text:p>
          </table:table-cell>
          <table:table-cell table:formula="of:=AVERAGE([.G$93:.G$122])" office:value-type="float" office:value="105.766666666667" calcext:value-type="float">
            <text:p>105.7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1.12257824492236" calcext:value-type="float">
            <text:p>1.12257824492236</text:p>
          </table:table-cell>
          <table:table-cell office:value-type="float" office:value="1.10478362709363" calcext:value-type="float">
            <text:p>1.104783627093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([.H123:.H152])" office:value-type="float" office:value="20.5381558430333" calcext:value-type="float">
            <text:p>20.5381558430333</text:p>
          </table:table-cell>
          <table:table-cell table:formula="of:=AVERAGE([.G$123:.G$152])" office:value-type="float" office:value="105.533333333333" calcext:value-type="float">
            <text:p>105.5333333333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1.15014075333069" calcext:value-type="float">
            <text:p>1.15014075333069</text:p>
          </table:table-cell>
          <table:table-cell office:value-type="float" office:value="1.09008840280869" calcext:value-type="float">
            <text:p>1.0900884028086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([.H153:.H182])" office:value-type="float" office:value="30.7376569335649" calcext:value-type="float">
            <text:p>30.7376569335649</text:p>
          </table:table-cell>
          <table:table-cell table:formula="of:=AVERAGE([.G$153:.G$182])" office:value-type="float" office:value="105.233333333333" calcext:value-type="float">
            <text:p>105.2333333333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0.996493234703755" calcext:value-type="float">
            <text:p>0.996493234703755</text:p>
          </table:table-cell>
          <table:table-cell office:value-type="float" office:value="0.972589877437582" calcext:value-type="float">
            <text:p>0.97258987743758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AVERAGE([.H183:.H212])" office:value-type="float" office:value="56.5803354605128" calcext:value-type="float">
            <text:p>56.5803354605128</text:p>
          </table:table-cell>
          <table:table-cell table:formula="of:=AVERAGE([.G$3:.G$32])" office:value-type="float" office:value="105.7" calcext:value-type="float">
            <text:p>105.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1" calcext:value-type="float">
            <text:p>111</text:p>
          </table:table-cell>
          <table:table-cell office:value-type="float" office:value="0.880092508530586" calcext:value-type="float">
            <text:p>0.880092508530586</text:p>
          </table:table-cell>
          <table:table-cell office:value-type="float" office:value="0.854978349206766" calcext:value-type="float">
            <text:p>0.85497834920676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H213:.H242])" office:value-type="float" office:value="162.806563828428" calcext:value-type="float">
            <text:p>162.806563828428</text:p>
          </table:table-cell>
          <table:table-cell table:formula="of:=AVERAGE([.G$213:.G$242])" office:value-type="float" office:value="98.1666666666667" calcext:value-type="float">
            <text:p>98.1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1.1513568258333" calcext:value-type="float">
            <text:p>1.1513568258333</text:p>
          </table:table-cell>
          <table:table-cell office:value-type="float" office:value="1.28860761260612" calcext:value-type="float">
            <text:p>1.2886076126061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AVERAGE([.H243:.H272])" office:value-type="float" office:value="338.099016342236" calcext:value-type="float">
            <text:p>338.099016342236</text:p>
          </table:table-cell>
          <table:table-cell table:formula="of:=AVERAGE([.G$243:.G$272])" office:value-type="float" office:value="84.7333333333333" calcext:value-type="float">
            <text:p>84.73333333333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5" calcext:value-type="float">
            <text:p>115</text:p>
          </table:table-cell>
          <table:table-cell office:value-type="float" office:value="1.01226489939948" calcext:value-type="float">
            <text:p>1.01226489939948</text:p>
          </table:table-cell>
          <table:table-cell office:value-type="float" office:value="0.95560260033933" calcext:value-type="float">
            <text:p>0.955602600339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AVERAGE([.H273:.H302])" office:value-type="float" office:value="502.328715528855" calcext:value-type="float">
            <text:p>502.328715528855</text:p>
          </table:table-cell>
          <table:table-cell table:formula="of:=AVERAGE([.G$273:.G$302])" office:value-type="float" office:value="71.6666666666667" calcext:value-type="float">
            <text:p>71.6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1.23058610967514" calcext:value-type="float">
            <text:p>1.23058610967514</text:p>
          </table:table-cell>
          <table:table-cell office:value-type="float" office:value="1.17274643035542" calcext:value-type="float">
            <text:p>1.1727464303554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AVERAGE([.H303:.H332])" office:value-type="float" office:value="843.967567245203" calcext:value-type="float">
            <text:p>843.967567245203</text:p>
          </table:table-cell>
          <table:table-cell table:formula="of:=AVERAGE([.G$303:.G$332])" office:value-type="float" office:value="42.9666666666667" calcext:value-type="float">
            <text:p>42.9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5" calcext:value-type="float">
            <text:p>125</text:p>
          </table:table-cell>
          <table:table-cell office:value-type="float" office:value="1.17944355257648" calcext:value-type="float">
            <text:p>1.17944355257648</text:p>
          </table:table-cell>
          <table:table-cell office:value-type="float" office:value="1.18081438978626" calcext:value-type="float">
            <text:p>1.1808143897862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0.929152854976619" calcext:value-type="float">
            <text:p>0.929152854976619</text:p>
          </table:table-cell>
          <table:table-cell office:value-type="float" office:value="0.804990766015579" calcext:value-type="float">
            <text:p>0.80499076601557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1.02077410906913" calcext:value-type="float">
            <text:p>1.02077410906913</text:p>
          </table:table-cell>
          <table:table-cell office:value-type="float" office:value="0.91176926130531" calcext:value-type="float">
            <text:p>0.9117692613053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1.03303074383343" calcext:value-type="float">
            <text:p>1.03303074383343</text:p>
          </table:table-cell>
          <table:table-cell office:value-type="float" office:value="0.821110121512764" calcext:value-type="float">
            <text:p>0.8211101215127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1.38754800259855" calcext:value-type="float">
            <text:p>1.38754800259855</text:p>
          </table:table-cell>
          <table:table-cell office:value-type="float" office:value="1.2179732318699" calcext:value-type="float">
            <text:p>1.217973231869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2" calcext:value-type="float">
            <text:p>132</text:p>
          </table:table-cell>
          <table:table-cell office:value-type="float" office:value="1.05985040188348" calcext:value-type="float">
            <text:p>1.05985040188348</text:p>
          </table:table-cell>
          <table:table-cell office:value-type="float" office:value="1.17252998807371" calcext:value-type="float">
            <text:p>1.1725299880737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8" calcext:value-type="float">
            <text:p>118</text:p>
          </table:table-cell>
          <table:table-cell office:value-type="float" office:value="1.05521927041839" calcext:value-type="float">
            <text:p>1.05521927041839</text:p>
          </table:table-cell>
          <table:table-cell office:value-type="float" office:value="1.14170602222815" calcext:value-type="float">
            <text:p>1.1417060222281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1.15116387030699" calcext:value-type="float">
            <text:p>1.15116387030699</text:p>
          </table:table-cell>
          <table:table-cell office:value-type="float" office:value="1.15593941146467" calcext:value-type="float">
            <text:p>1.155939411464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4" calcext:value-type="float">
            <text:p>104</text:p>
          </table:table-cell>
          <table:table-cell office:value-type="float" office:value="1.08728914517077" calcext:value-type="float">
            <text:p>1.08728914517077</text:p>
          </table:table-cell>
          <table:table-cell office:value-type="float" office:value="1.09126864748083" calcext:value-type="float">
            <text:p>1.0912686474808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3" calcext:value-type="float">
            <text:p>113</text:p>
          </table:table-cell>
          <table:table-cell office:value-type="float" office:value="1.0684718778131" calcext:value-type="float">
            <text:p>1.0684718778131</text:p>
          </table:table-cell>
          <table:table-cell office:value-type="float" office:value="1.17845924593369" calcext:value-type="float">
            <text:p>1.1784592459336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0.976100070787968" calcext:value-type="float">
            <text:p>0.976100070787968</text:p>
          </table:table-cell>
          <table:table-cell office:value-type="float" office:value="0.993103720265324" calcext:value-type="float">
            <text:p>0.99310372026532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0.914522787977219" calcext:value-type="float">
            <text:p>0.914522787977219</text:p>
          </table:table-cell>
          <table:table-cell office:value-type="float" office:value="0.915299407389022" calcext:value-type="float">
            <text:p>0.9152994073890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1.2982074934617" calcext:value-type="float">
            <text:p>1.2982074934617</text:p>
          </table:table-cell>
          <table:table-cell office:value-type="float" office:value="1.37822459697077" calcext:value-type="float">
            <text:p>1.3782245969707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7" calcext:value-type="float">
            <text:p>87</text:p>
          </table:table-cell>
          <table:table-cell office:value-type="float" office:value="0.970693015989954" calcext:value-type="float">
            <text:p>0.970693015989954</text:p>
          </table:table-cell>
          <table:table-cell office:value-type="float" office:value="1.01763062307262" calcext:value-type="float">
            <text:p>1.0176306230726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0.979068428639546" calcext:value-type="float">
            <text:p>0.979068428639546</text:p>
          </table:table-cell>
          <table:table-cell office:value-type="float" office:value="0.941137482108712" calcext:value-type="float">
            <text:p>0.94113748210871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1.10492382410829" calcext:value-type="float">
            <text:p>1.10492382410829</text:p>
          </table:table-cell>
          <table:table-cell office:value-type="float" office:value="1.06765086080381" calcext:value-type="float">
            <text:p>1.0676508608038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1.10386702691745" calcext:value-type="float">
            <text:p>1.10386702691745</text:p>
          </table:table-cell>
          <table:table-cell office:value-type="float" office:value="1.12966206635922" calcext:value-type="float">
            <text:p>1.129662066359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1.03093653025143" calcext:value-type="float">
            <text:p>1.03093653025143</text:p>
          </table:table-cell>
          <table:table-cell office:value-type="float" office:value="1.01767163315818" calcext:value-type="float">
            <text:p>1.0176716331581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0.976162387803327" calcext:value-type="float">
            <text:p>0.976162387803327</text:p>
          </table:table-cell>
          <table:table-cell office:value-type="float" office:value="0.925456515953066" calcext:value-type="float">
            <text:p>0.92545651595306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2.73105619973292" calcext:value-type="float">
            <text:p>2.73105619973292</text:p>
          </table:table-cell>
          <table:table-cell office:value-type="float" office:value="2.1035437765946" calcext:value-type="float">
            <text:p>2.103543776594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3.00076128213222" calcext:value-type="float">
            <text:p>3.00076128213222</text:p>
          </table:table-cell>
          <table:table-cell office:value-type="float" office:value="3.02101725408972" calcext:value-type="float">
            <text:p>3.0210172540897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7" calcext:value-type="float">
            <text:p>127</text:p>
          </table:table-cell>
          <table:table-cell office:value-type="float" office:value="3.59309404951087" calcext:value-type="float">
            <text:p>3.59309404951087</text:p>
          </table:table-cell>
          <table:table-cell office:value-type="float" office:value="3.42643897874951" calcext:value-type="float">
            <text:p>3.4264389787495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4.07845382971394" calcext:value-type="float">
            <text:p>4.07845382971394</text:p>
          </table:table-cell>
          <table:table-cell office:value-type="float" office:value="4.77177490735611" calcext:value-type="float">
            <text:p>4.7717749073561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3.78637433307981" calcext:value-type="float">
            <text:p>3.78637433307981</text:p>
          </table:table-cell>
          <table:table-cell office:value-type="float" office:value="3.83327728368739" calcext:value-type="float">
            <text:p>3.8332772836873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3.80367837510324" calcext:value-type="float">
            <text:p>3.80367837510324</text:p>
          </table:table-cell>
          <table:table-cell office:value-type="float" office:value="3.6920005660717" calcext:value-type="float">
            <text:p>3.692000566071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3.2522350990628" calcext:value-type="float">
            <text:p>3.2522350990628</text:p>
          </table:table-cell>
          <table:table-cell office:value-type="float" office:value="3.14766042283363" calcext:value-type="float">
            <text:p>3.1476604228336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1" calcext:value-type="float">
            <text:p>111</text:p>
          </table:table-cell>
          <table:table-cell office:value-type="float" office:value="2.85213013835667" calcext:value-type="float">
            <text:p>2.85213013835667</text:p>
          </table:table-cell>
          <table:table-cell office:value-type="float" office:value="2.7377569039159" calcext:value-type="float">
            <text:p>2.737756903915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3.92900510498566" calcext:value-type="float">
            <text:p>3.92900510498566</text:p>
          </table:table-cell>
          <table:table-cell office:value-type="float" office:value="4.01753126641957" calcext:value-type="float">
            <text:p>4.0175312664195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6" calcext:value-type="float">
            <text:p>116</text:p>
          </table:table-cell>
          <table:table-cell office:value-type="float" office:value="3.37266436906595" calcext:value-type="float">
            <text:p>3.37266436906595</text:p>
          </table:table-cell>
          <table:table-cell office:value-type="float" office:value="2.95914041514222" calcext:value-type="float">
            <text:p>2.959140415142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7" calcext:value-type="float">
            <text:p>107</text:p>
          </table:table-cell>
          <table:table-cell office:value-type="float" office:value="4.18330499446364" calcext:value-type="float">
            <text:p>4.18330499446364</text:p>
          </table:table-cell>
          <table:table-cell office:value-type="float" office:value="4.31901360688522" calcext:value-type="float">
            <text:p>4.319013606885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5" calcext:value-type="float">
            <text:p>125</text:p>
          </table:table-cell>
          <table:table-cell office:value-type="float" office:value="4.24864480070424" calcext:value-type="float">
            <text:p>4.24864480070424</text:p>
          </table:table-cell>
          <table:table-cell office:value-type="float" office:value="4.72444307248561" calcext:value-type="float">
            <text:p>4.7244430724856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2.95332372561278" calcext:value-type="float">
            <text:p>2.95332372561278</text:p>
          </table:table-cell>
          <table:table-cell office:value-type="float" office:value="2.55338160994327" calcext:value-type="float">
            <text:p>2.5533816099432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3.39121192152155" calcext:value-type="float">
            <text:p>3.39121192152155</text:p>
          </table:table-cell>
          <table:table-cell office:value-type="float" office:value="3.00533871440508" calcext:value-type="float">
            <text:p>3.0053387144050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3.1754505232642" calcext:value-type="float">
            <text:p>3.1754505232642</text:p>
          </table:table-cell>
          <table:table-cell office:value-type="float" office:value="2.53253621400736" calcext:value-type="float">
            <text:p>2.5325362140073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4.95669591985364" calcext:value-type="float">
            <text:p>4.95669591985364</text:p>
          </table:table-cell>
          <table:table-cell office:value-type="float" office:value="4.5969822736923" calcext:value-type="float">
            <text:p>4.596982273692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2" calcext:value-type="float">
            <text:p>132</text:p>
          </table:table-cell>
          <table:table-cell office:value-type="float" office:value="3.53530486683424" calcext:value-type="float">
            <text:p>3.53530486683424</text:p>
          </table:table-cell>
          <table:table-cell office:value-type="float" office:value="3.69040155554562" calcext:value-type="float">
            <text:p>3.6904015555456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8" calcext:value-type="float">
            <text:p>118</text:p>
          </table:table-cell>
          <table:table-cell office:value-type="float" office:value="3.49999660685059" calcext:value-type="float">
            <text:p>3.49999660685059</text:p>
          </table:table-cell>
          <table:table-cell office:value-type="float" office:value="3.75684185986748" calcext:value-type="float">
            <text:p>3.7568418598674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3.86383356014529" calcext:value-type="float">
            <text:p>3.86383356014529</text:p>
          </table:table-cell>
          <table:table-cell office:value-type="float" office:value="3.9866097409284" calcext:value-type="float">
            <text:p>3.986609740928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4" calcext:value-type="float">
            <text:p>104</text:p>
          </table:table-cell>
          <table:table-cell office:value-type="float" office:value="3.52748848223471" calcext:value-type="float">
            <text:p>3.52748848223471</text:p>
          </table:table-cell>
          <table:table-cell office:value-type="float" office:value="3.39979907559463" calcext:value-type="float">
            <text:p>3.3997990755946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3" calcext:value-type="float">
            <text:p>113</text:p>
          </table:table-cell>
          <table:table-cell office:value-type="float" office:value="3.98436998929062" calcext:value-type="float">
            <text:p>3.98436998929062</text:p>
          </table:table-cell>
          <table:table-cell office:value-type="float" office:value="4.37392376150954" calcext:value-type="float">
            <text:p>4.3739237615095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3.00406708776245" calcext:value-type="float">
            <text:p>3.00406708776245</text:p>
          </table:table-cell>
          <table:table-cell office:value-type="float" office:value="3.14571931006524" calcext:value-type="float">
            <text:p>3.1457193100652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2.86060909803542" calcext:value-type="float">
            <text:p>2.86060909803542</text:p>
          </table:table-cell>
          <table:table-cell office:value-type="float" office:value="2.82129684038639" calcext:value-type="float">
            <text:p>2.8212968403863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4.50569524507819" calcext:value-type="float">
            <text:p>4.50569524507819</text:p>
          </table:table-cell>
          <table:table-cell office:value-type="float" office:value="4.61416754500867" calcext:value-type="float">
            <text:p>4.614167545008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7" calcext:value-type="float">
            <text:p>87</text:p>
          </table:table-cell>
          <table:table-cell office:value-type="float" office:value="3.88511520722977" calcext:value-type="float">
            <text:p>3.88511520722977</text:p>
          </table:table-cell>
          <table:table-cell office:value-type="float" office:value="4.39461834166309" calcext:value-type="float">
            <text:p>4.3946183416630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3.21130454547782" calcext:value-type="float">
            <text:p>3.21130454547782</text:p>
          </table:table-cell>
          <table:table-cell office:value-type="float" office:value="3.13248612247654" calcext:value-type="float">
            <text:p>3.1324861224765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3.99697386462152" calcext:value-type="float">
            <text:p>3.99697386462152</text:p>
          </table:table-cell>
          <table:table-cell office:value-type="float" office:value="3.90612312158684" calcext:value-type="float">
            <text:p>3.9061231215868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3.68412933291618" calcext:value-type="float">
            <text:p>3.68412933291618</text:p>
          </table:table-cell>
          <table:table-cell office:value-type="float" office:value="3.75861870243068" calcext:value-type="float">
            <text:p>3.7586187024306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3.26503561224082" calcext:value-type="float">
            <text:p>3.26503561224082</text:p>
          </table:table-cell>
          <table:table-cell office:value-type="float" office:value="3.16969562058959" calcext:value-type="float">
            <text:p>3.1696956205895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3.17121734442733" calcext:value-type="float">
            <text:p>3.17121734442733</text:p>
          </table:table-cell>
          <table:table-cell office:value-type="float" office:value="2.9202523032124" calcext:value-type="float">
            <text:p>2.920252303212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4.88000690017076" calcext:value-type="float">
            <text:p>4.88000690017076</text:p>
          </table:table-cell>
          <table:table-cell office:value-type="float" office:value="3.62863299406513" calcext:value-type="float">
            <text:p>3.6286329940651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5.41642979051424" calcext:value-type="float">
            <text:p>5.41642979051424</text:p>
          </table:table-cell>
          <table:table-cell office:value-type="float" office:value="5.26816221003544" calcext:value-type="float">
            <text:p>5.2681622100354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7" calcext:value-type="float">
            <text:p>127</text:p>
          </table:table-cell>
          <table:table-cell office:value-type="float" office:value="6.87590129379803" calcext:value-type="float">
            <text:p>6.87590129379803</text:p>
          </table:table-cell>
          <table:table-cell office:value-type="float" office:value="6.43602792774765" calcext:value-type="float">
            <text:p>6.4360279277476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7.92745191386106" calcext:value-type="float">
            <text:p>7.92745191386106</text:p>
          </table:table-cell>
          <table:table-cell office:value-type="float" office:value="8.93821209432363" calcext:value-type="float">
            <text:p>8.9382120943236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7.11813237758933" calcext:value-type="float">
            <text:p>7.11813237758933</text:p>
          </table:table-cell>
          <table:table-cell office:value-type="float" office:value="6.96388608170893" calcext:value-type="float">
            <text:p>6.9638860817089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7.11859645239549" calcext:value-type="float">
            <text:p>7.11859645239549</text:p>
          </table:table-cell>
          <table:table-cell office:value-type="float" office:value="7.12033426219704" calcext:value-type="float">
            <text:p>7.1203342621970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5.95558375496624" calcext:value-type="float">
            <text:p>5.95558375496624</text:p>
          </table:table-cell>
          <table:table-cell office:value-type="float" office:value="5.71323357109743" calcext:value-type="float">
            <text:p>5.7132335710974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1" calcext:value-type="float">
            <text:p>111</text:p>
          </table:table-cell>
          <table:table-cell office:value-type="float" office:value="5.10106706574523" calcext:value-type="float">
            <text:p>5.10106706574523</text:p>
          </table:table-cell>
          <table:table-cell office:value-type="float" office:value="4.84931093616974" calcext:value-type="float">
            <text:p>4.8493109361697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7.63695758404576" calcext:value-type="float">
            <text:p>7.63695758404576</text:p>
          </table:table-cell>
          <table:table-cell office:value-type="float" office:value="7.38181943245972" calcext:value-type="float">
            <text:p>7.3818194324597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6" calcext:value-type="float">
            <text:p>116</text:p>
          </table:table-cell>
          <table:table-cell office:value-type="float" office:value="6.37217846395897" calcext:value-type="float">
            <text:p>6.37217846395897</text:p>
          </table:table-cell>
          <table:table-cell office:value-type="float" office:value="5.46312636972448" calcext:value-type="float">
            <text:p>5.4631263697244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7" calcext:value-type="float">
            <text:p>107</text:p>
          </table:table-cell>
          <table:table-cell office:value-type="float" office:value="8.12260546370234" calcext:value-type="float">
            <text:p>8.12260546370234</text:p>
          </table:table-cell>
          <table:table-cell office:value-type="float" office:value="8.30750822692574" calcext:value-type="float">
            <text:p>8.3075082269257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3" calcext:value-type="float">
            <text:p>123</text:p>
          </table:table-cell>
          <table:table-cell office:value-type="float" office:value="9.08673860061463" calcext:value-type="float">
            <text:p>9.08673860061463</text:p>
          </table:table-cell>
          <table:table-cell office:value-type="float" office:value="9.60839306602685" calcext:value-type="float">
            <text:p>9.6083930660268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5.21302015218289" calcext:value-type="float">
            <text:p>5.21302015218289</text:p>
          </table:table-cell>
          <table:table-cell office:value-type="float" office:value="4.43771481516671" calcext:value-type="float">
            <text:p>4.4377148151667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6.34730605172485" calcext:value-type="float">
            <text:p>6.34730605172485</text:p>
          </table:table-cell>
          <table:table-cell office:value-type="float" office:value="5.569167728968" calcext:value-type="float">
            <text:p>5.56916772896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5.5559233893366" calcext:value-type="float">
            <text:p>5.5559233893366</text:p>
          </table:table-cell>
          <table:table-cell office:value-type="float" office:value="4.29313982768416" calcext:value-type="float">
            <text:p>4.2931398276841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9.74943772742818" calcext:value-type="float">
            <text:p>9.74943772742818</text:p>
          </table:table-cell>
          <table:table-cell office:value-type="float" office:value="8.61219641278491" calcext:value-type="float">
            <text:p>8.6121964127849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2" calcext:value-type="float">
            <text:p>132</text:p>
          </table:table-cell>
          <table:table-cell office:value-type="float" office:value="7.39029046115364" calcext:value-type="float">
            <text:p>7.39029046115364</text:p>
          </table:table-cell>
          <table:table-cell office:value-type="float" office:value="6.80835476611129" calcext:value-type="float">
            <text:p>6.8083547661112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9" calcext:value-type="float">
            <text:p>119</text:p>
          </table:table-cell>
          <table:table-cell office:value-type="float" office:value="6.57114392933311" calcext:value-type="float">
            <text:p>6.57114392933311</text:p>
          </table:table-cell>
          <table:table-cell office:value-type="float" office:value="6.66649460016386" calcext:value-type="float">
            <text:p>6.6664946001638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7.8253397120074" calcext:value-type="float">
            <text:p>7.8253397120074</text:p>
          </table:table-cell>
          <table:table-cell office:value-type="float" office:value="7.63812025998345" calcext:value-type="float">
            <text:p>7.6381202599834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4" calcext:value-type="float">
            <text:p>104</text:p>
          </table:table-cell>
          <table:table-cell office:value-type="float" office:value="6.64307478304538" calcext:value-type="float">
            <text:p>6.64307478304538</text:p>
          </table:table-cell>
          <table:table-cell office:value-type="float" office:value="6.04913725840684" calcext:value-type="float">
            <text:p>6.0491372584068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3" calcext:value-type="float">
            <text:p>113</text:p>
          </table:table-cell>
          <table:table-cell office:value-type="float" office:value="8.33744947803575" calcext:value-type="float">
            <text:p>8.33744947803575</text:p>
          </table:table-cell>
          <table:table-cell office:value-type="float" office:value="9.53393721466933" calcext:value-type="float">
            <text:p>9.5339372146693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5.3608465200867" calcext:value-type="float">
            <text:p>5.3608465200867</text:p>
          </table:table-cell>
          <table:table-cell office:value-type="float" office:value="5.51254084719832" calcext:value-type="float">
            <text:p>5.5125408471983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5.25816531737052" calcext:value-type="float">
            <text:p>5.25816531737052</text:p>
          </table:table-cell>
          <table:table-cell office:value-type="float" office:value="4.83466222088583" calcext:value-type="float">
            <text:p>4.8346622208858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9.45831652421415" calcext:value-type="float">
            <text:p>9.45831652421415</text:p>
          </table:table-cell>
          <table:table-cell office:value-type="float" office:value="8.73828981076221" calcext:value-type="float">
            <text:p>8.7382898107622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6" calcext:value-type="float">
            <text:p>86</text:p>
          </table:table-cell>
          <table:table-cell office:value-type="float" office:value="7.91545603382605" calcext:value-type="float">
            <text:p>7.91545603382605</text:p>
          </table:table-cell>
          <table:table-cell office:value-type="float" office:value="9.41162527433821" calcext:value-type="float">
            <text:p>9.4116252743382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5.81525995966109" calcext:value-type="float">
            <text:p>5.81525995966109</text:p>
          </table:table-cell>
          <table:table-cell office:value-type="float" office:value="5.5947214803104" calcext:value-type="float">
            <text:p>5.594721480310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7.62083634442114" calcext:value-type="float">
            <text:p>7.62083634442114</text:p>
          </table:table-cell>
          <table:table-cell office:value-type="float" office:value="7.50131403034388" calcext:value-type="float">
            <text:p>7.5013140303438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7.20929759040345" calcext:value-type="float">
            <text:p>7.20929759040345</text:p>
          </table:table-cell>
          <table:table-cell office:value-type="float" office:value="6.96735488525162" calcext:value-type="float">
            <text:p>6.9673548852516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6.17584721897602" calcext:value-type="float">
            <text:p>6.17584721897602</text:p>
          </table:table-cell>
          <table:table-cell office:value-type="float" office:value="5.824244998039" calcext:value-type="float">
            <text:p>5.82424499803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6.03152684048812" calcext:value-type="float">
            <text:p>6.03152684048812</text:p>
          </table:table-cell>
          <table:table-cell office:value-type="float" office:value="6.19654308600926" calcext:value-type="float">
            <text:p>6.1965430860092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7.44507183957491" calcext:value-type="float">
            <text:p>7.44507183957491</text:p>
          </table:table-cell>
          <table:table-cell office:value-type="float" office:value="5.60676763757038" calcext:value-type="float">
            <text:p>5.6067676375703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8.2972124590106" calcext:value-type="float">
            <text:p>8.2972124590106</text:p>
          </table:table-cell>
          <table:table-cell office:value-type="float" office:value="8.14905001418485" calcext:value-type="float">
            <text:p>8.1490500141848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7" calcext:value-type="float">
            <text:p>127</text:p>
          </table:table-cell>
          <table:table-cell office:value-type="float" office:value="11.3333744792134" calcext:value-type="float">
            <text:p>11.3333744792134</text:p>
          </table:table-cell>
          <table:table-cell office:value-type="float" office:value="10.1706521940906" calcext:value-type="float">
            <text:p>10.170652194090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12.9923792374543" calcext:value-type="float">
            <text:p>12.9923792374543</text:p>
          </table:table-cell>
          <table:table-cell office:value-type="float" office:value="13.6693500411667" calcext:value-type="float">
            <text:p>13.66935004116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10.8519476288821" calcext:value-type="float">
            <text:p>10.8519476288821</text:p>
          </table:table-cell>
          <table:table-cell office:value-type="float" office:value="10.3980818032142" calcext:value-type="float">
            <text:p>10.39808180321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11.3689111566784" calcext:value-type="float">
            <text:p>11.3689111566784</text:p>
          </table:table-cell>
          <table:table-cell office:value-type="float" office:value="11.858345416876" calcext:value-type="float">
            <text:p>11.85834541687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9.23616042521237" calcext:value-type="float">
            <text:p>9.23616042521237</text:p>
          </table:table-cell>
          <table:table-cell office:value-type="float" office:value="8.48738028513889" calcext:value-type="float">
            <text:p>8.4873802851388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1" calcext:value-type="float">
            <text:p>111</text:p>
          </table:table-cell>
          <table:table-cell office:value-type="float" office:value="7.81906895653441" calcext:value-type="float">
            <text:p>7.81906895653441</text:p>
          </table:table-cell>
          <table:table-cell office:value-type="float" office:value="7.58802559882258" calcext:value-type="float">
            <text:p>7.5880255988225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13.7394547883889" calcext:value-type="float">
            <text:p>13.7394547883889</text:p>
          </table:table-cell>
          <table:table-cell office:value-type="float" office:value="12.2918302949403" calcext:value-type="float">
            <text:p>12.291830294940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6" calcext:value-type="float">
            <text:p>116</text:p>
          </table:table-cell>
          <table:table-cell office:value-type="float" office:value="10.6368954881612" calcext:value-type="float">
            <text:p>10.6368954881612</text:p>
          </table:table-cell>
          <table:table-cell office:value-type="float" office:value="8.94199059111149" calcext:value-type="float">
            <text:p>8.9419905911114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8" calcext:value-type="float">
            <text:p>108</text:p>
          </table:table-cell>
          <table:table-cell office:value-type="float" office:value="13.2904213368676" calcext:value-type="float">
            <text:p>13.2904213368676</text:p>
          </table:table-cell>
          <table:table-cell office:value-type="float" office:value="13.5247137775331" calcext:value-type="float">
            <text:p>13.524713777533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3" calcext:value-type="float">
            <text:p>123</text:p>
          </table:table-cell>
          <table:table-cell office:value-type="float" office:value="17.1782201208992" calcext:value-type="float">
            <text:p>17.1782201208992</text:p>
          </table:table-cell>
          <table:table-cell office:value-type="float" office:value="17.5661727647991" calcext:value-type="float">
            <text:p>17.566172764799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8.00601342504794" calcext:value-type="float">
            <text:p>8.00601342504794</text:p>
          </table:table-cell>
          <table:table-cell office:value-type="float" office:value="6.48839313687924" calcext:value-type="float">
            <text:p>6.4883931368792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9.89343545083107" calcext:value-type="float">
            <text:p>9.89343545083107</text:p>
          </table:table-cell>
          <table:table-cell office:value-type="float" office:value="8.33540211350712" calcext:value-type="float">
            <text:p>8.3354021135071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8.5230385047932" calcext:value-type="float">
            <text:p>8.5230385047932</text:p>
          </table:table-cell>
          <table:table-cell office:value-type="float" office:value="6.27114174048112" calcext:value-type="float">
            <text:p>6.2711417404811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16.2285884730409" calcext:value-type="float">
            <text:p>16.2285884730409</text:p>
          </table:table-cell>
          <table:table-cell office:value-type="float" office:value="13.6125251231118" calcext:value-type="float">
            <text:p>13.612525123111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4" calcext:value-type="float">
            <text:p>134</text:p>
          </table:table-cell>
          <table:table-cell office:value-type="float" office:value="13.3942072820216" calcext:value-type="float">
            <text:p>13.3942072820216</text:p>
          </table:table-cell>
          <table:table-cell office:value-type="float" office:value="11.4872611724901" calcext:value-type="float">
            <text:p>11.487261172490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2" calcext:value-type="float">
            <text:p>122</text:p>
          </table:table-cell>
          <table:table-cell office:value-type="float" office:value="11.3377188771926" calcext:value-type="float">
            <text:p>11.3377188771926</text:p>
          </table:table-cell>
          <table:table-cell office:value-type="float" office:value="10.3506042131399" calcext:value-type="float">
            <text:p>10.350604213139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13.797802181344" calcext:value-type="float">
            <text:p>13.797802181344</text:p>
          </table:table-cell>
          <table:table-cell office:value-type="float" office:value="12.9233731870873" calcext:value-type="float">
            <text:p>12.923373187087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4" calcext:value-type="float">
            <text:p>104</text:p>
          </table:table-cell>
          <table:table-cell office:value-type="float" office:value="10.2899352105404" calcext:value-type="float">
            <text:p>10.2899352105404</text:p>
          </table:table-cell>
          <table:table-cell office:value-type="float" office:value="9.32081048221898" calcext:value-type="float">
            <text:p>9.3208104822189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2" calcext:value-type="float">
            <text:p>112</text:p>
          </table:table-cell>
          <table:table-cell office:value-type="float" office:value="13.6176644764902" calcext:value-type="float">
            <text:p>13.6176644764902</text:p>
          </table:table-cell>
          <table:table-cell office:value-type="float" office:value="15.5278360081049" calcext:value-type="float">
            <text:p>15.527836008104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8.826224980254" calcext:value-type="float">
            <text:p>8.826224980254</text:p>
          </table:table-cell>
          <table:table-cell office:value-type="float" office:value="8.59204450931539" calcext:value-type="float">
            <text:p>8.5920445093153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7.97883072034438" calcext:value-type="float">
            <text:p>7.97883072034438</text:p>
          </table:table-cell>
          <table:table-cell office:value-type="float" office:value="7.23471429903041" calcext:value-type="float">
            <text:p>7.2347142990304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15.8255834549651" calcext:value-type="float">
            <text:p>15.8255834549651</text:p>
          </table:table-cell>
          <table:table-cell office:value-type="float" office:value="13.9739264503309" calcext:value-type="float">
            <text:p>13.973926450330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5" calcext:value-type="float">
            <text:p>85</text:p>
          </table:table-cell>
          <table:table-cell office:value-type="float" office:value="11.8639053603753" calcext:value-type="float">
            <text:p>11.8639053603753</text:p>
          </table:table-cell>
          <table:table-cell office:value-type="float" office:value="14.3731972369208" calcext:value-type="float">
            <text:p>14.373197236920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8.96273480449045" calcext:value-type="float">
            <text:p>8.96273480449045</text:p>
          </table:table-cell>
          <table:table-cell office:value-type="float" office:value="8.32037856320434" calcext:value-type="float">
            <text:p>8.3203785632043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12.5977242819276" calcext:value-type="float">
            <text:p>12.5977242819276</text:p>
          </table:table-cell>
          <table:table-cell office:value-type="float" office:value="12.0624812470391" calcext:value-type="float">
            <text:p>12.062481247039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11.98831857659" calcext:value-type="float">
            <text:p>11.98831857659</text:p>
          </table:table-cell>
          <table:table-cell office:value-type="float" office:value="11.8275761898909" calcext:value-type="float">
            <text:p>11.827576189890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9.85938387895633" calcext:value-type="float">
            <text:p>9.85938387895633</text:p>
          </table:table-cell>
          <table:table-cell office:value-type="float" office:value="9.37231310669057" calcext:value-type="float">
            <text:p>9.3723131066905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9.49451909753822" calcext:value-type="float">
            <text:p>9.49451909753822</text:p>
          </table:table-cell>
          <table:table-cell office:value-type="float" office:value="10.2421797312812" calcext:value-type="float">
            <text:p>10.242179731281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13.6347157982991" calcext:value-type="float">
            <text:p>13.6347157982991</text:p>
          </table:table-cell>
          <table:table-cell office:value-type="float" office:value="12.5824530429578" calcext:value-type="float">
            <text:p>12.582453042957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13.754329179474" calcext:value-type="float">
            <text:p>13.754329179474</text:p>
          </table:table-cell>
          <table:table-cell office:value-type="float" office:value="13.1504385452522" calcext:value-type="float">
            <text:p>13.15043854525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3" calcext:value-type="float">
            <text:p>123</text:p>
          </table:table-cell>
          <table:table-cell office:value-type="float" office:value="20.2622159374114" calcext:value-type="float">
            <text:p>20.2622159374114</text:p>
          </table:table-cell>
          <table:table-cell office:value-type="float" office:value="16.9771279797861" calcext:value-type="float">
            <text:p>16.977127979786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21.5731263170441" calcext:value-type="float">
            <text:p>21.5731263170441</text:p>
          </table:table-cell>
          <table:table-cell office:value-type="float" office:value="21.3773150826585" calcext:value-type="float">
            <text:p>21.377315082658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17.7985864286406" calcext:value-type="float">
            <text:p>17.7985864286406</text:p>
          </table:table-cell>
          <table:table-cell office:value-type="float" office:value="16.9305068079199" calcext:value-type="float">
            <text:p>16.930506807919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19.894922541098" calcext:value-type="float">
            <text:p>19.894922541098</text:p>
          </table:table-cell>
          <table:table-cell office:value-type="float" office:value="19.5014264424361" calcext:value-type="float">
            <text:p>19.501426442436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15.8235107474872" calcext:value-type="float">
            <text:p>15.8235107474872</text:p>
          </table:table-cell>
          <table:table-cell office:value-type="float" office:value="13.1784875134329" calcext:value-type="float">
            <text:p>13.178487513432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1" calcext:value-type="float">
            <text:p>111</text:p>
          </table:table-cell>
          <table:table-cell office:value-type="float" office:value="13.3768347994333" calcext:value-type="float">
            <text:p>13.3768347994333</text:p>
          </table:table-cell>
          <table:table-cell office:value-type="float" office:value="12.1026001332258" calcext:value-type="float">
            <text:p>12.102600133225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26.0994707685931" calcext:value-type="float">
            <text:p>26.0994707685931</text:p>
          </table:table-cell>
          <table:table-cell office:value-type="float" office:value="22.2833688125528" calcext:value-type="float">
            <text:p>22.283368812552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5" calcext:value-type="float">
            <text:p>115</text:p>
          </table:table-cell>
          <table:table-cell office:value-type="float" office:value="18.882749319433" calcext:value-type="float">
            <text:p>18.882749319433</text:p>
          </table:table-cell>
          <table:table-cell office:value-type="float" office:value="15.4339959977385" calcext:value-type="float">
            <text:p>15.433995997738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8" calcext:value-type="float">
            <text:p>108</text:p>
          </table:table-cell>
          <table:table-cell office:value-type="float" office:value="25.6625101060944" calcext:value-type="float">
            <text:p>25.6625101060944</text:p>
          </table:table-cell>
          <table:table-cell office:value-type="float" office:value="25.2282503995186" calcext:value-type="float">
            <text:p>25.228250399518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2" calcext:value-type="float">
            <text:p>122</text:p>
          </table:table-cell>
          <table:table-cell office:value-type="float" office:value="31.7714747907746" calcext:value-type="float">
            <text:p>31.7714747907746</text:p>
          </table:table-cell>
          <table:table-cell office:value-type="float" office:value="32.1017732971325" calcext:value-type="float">
            <text:p>32.101773297132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13.1531718801464" calcext:value-type="float">
            <text:p>13.1531718801464</text:p>
          </table:table-cell>
          <table:table-cell office:value-type="float" office:value="9.91285685819896" calcext:value-type="float">
            <text:p>9.9128568581989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16.4450754847165" calcext:value-type="float">
            <text:p>16.4450754847165</text:p>
          </table:table-cell>
          <table:table-cell office:value-type="float" office:value="13.2061065444776" calcext:value-type="float">
            <text:p>13.206106544477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14.232252969348" calcext:value-type="float">
            <text:p>14.232252969348</text:p>
          </table:table-cell>
          <table:table-cell office:value-type="float" office:value="9.62599684320061" calcext:value-type="float">
            <text:p>9.6259968432006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7" calcext:value-type="float">
            <text:p>107</text:p>
          </table:table-cell>
          <table:table-cell office:value-type="float" office:value="34.0816242456383" calcext:value-type="float">
            <text:p>34.0816242456383</text:p>
          </table:table-cell>
          <table:table-cell office:value-type="float" office:value="25.0772019534687" calcext:value-type="float">
            <text:p>25.077201953468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7" calcext:value-type="float">
            <text:p>137</text:p>
          </table:table-cell>
          <table:table-cell office:value-type="float" office:value="31.8455768509445" calcext:value-type="float">
            <text:p>31.8455768509445</text:p>
          </table:table-cell>
          <table:table-cell office:value-type="float" office:value="25.6635785435872" calcext:value-type="float">
            <text:p>25.663578543587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4" calcext:value-type="float">
            <text:p>124</text:p>
          </table:table-cell>
          <table:table-cell office:value-type="float" office:value="24.0444043623879" calcext:value-type="float">
            <text:p>24.0444043623879</text:p>
          </table:table-cell>
          <table:table-cell office:value-type="float" office:value="19.2581810310167" calcext:value-type="float">
            <text:p>19.25818103101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27.096158829372" calcext:value-type="float">
            <text:p>27.096158829372</text:p>
          </table:table-cell>
          <table:table-cell office:value-type="float" office:value="24.9177580342388" calcext:value-type="float">
            <text:p>24.917758034238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16.9268904745816" calcext:value-type="float">
            <text:p>16.9268904745816</text:p>
          </table:table-cell>
          <table:table-cell office:value-type="float" office:value="14.8089398933346" calcext:value-type="float">
            <text:p>14.808939893334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23.9119336265845" calcext:value-type="float">
            <text:p>23.9119336265845</text:p>
          </table:table-cell>
          <table:table-cell office:value-type="float" office:value="26.1657403165322" calcext:value-type="float">
            <text:p>26.16574031653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15.5679432772" calcext:value-type="float">
            <text:p>15.5679432772</text:p>
          </table:table-cell>
          <table:table-cell office:value-type="float" office:value="15.2315276803324" calcext:value-type="float">
            <text:p>15.231527680332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13.5440831239691" calcext:value-type="float">
            <text:p>13.5440831239691</text:p>
          </table:table-cell>
          <table:table-cell office:value-type="float" office:value="11.826759227271" calcext:value-type="float">
            <text:p>11.82675922727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4" calcext:value-type="float">
            <text:p>104</text:p>
          </table:table-cell>
          <table:table-cell office:value-type="float" office:value="29.0348870327808" calcext:value-type="float">
            <text:p>29.0348870327808</text:p>
          </table:table-cell>
          <table:table-cell office:value-type="float" office:value="26.2122773044141" calcext:value-type="float">
            <text:p>26.212277304414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4" calcext:value-type="float">
            <text:p>84</text:p>
          </table:table-cell>
          <table:table-cell office:value-type="float" office:value="18.0521340454333" calcext:value-type="float">
            <text:p>18.0521340454333</text:p>
          </table:table-cell>
          <table:table-cell office:value-type="float" office:value="22.2836483353622" calcext:value-type="float">
            <text:p>22.28364833536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15.3549639512773" calcext:value-type="float">
            <text:p>15.3549639512773</text:p>
          </table:table-cell>
          <table:table-cell office:value-type="float" office:value="13.163446279474" calcext:value-type="float">
            <text:p>13.16344627947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29.206728929941" calcext:value-type="float">
            <text:p>29.206728929941</text:p>
          </table:table-cell>
          <table:table-cell office:value-type="float" office:value="29.739815530403" calcext:value-type="float">
            <text:p>29.73981553040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21.7770312464782" calcext:value-type="float">
            <text:p>21.7770312464782</text:p>
          </table:table-cell>
          <table:table-cell office:value-type="float" office:value="21.5760178541621" calcext:value-type="float">
            <text:p>21.576017854162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16.909985927948" calcext:value-type="float">
            <text:p>16.909985927948</text:p>
          </table:table-cell>
          <table:table-cell office:value-type="float" office:value="15.7504876039724" calcext:value-type="float">
            <text:p>15.750487603972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16.4253822984703" calcext:value-type="float">
            <text:p>16.4253822984703</text:p>
          </table:table-cell>
          <table:table-cell office:value-type="float" office:value="17.2057769491805" calcext:value-type="float">
            <text:p>17.205776949180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21.5428576379858" calcext:value-type="float">
            <text:p>21.5428576379858</text:p>
          </table:table-cell>
          <table:table-cell office:value-type="float" office:value="20.9820384910828" calcext:value-type="float">
            <text:p>20.982038491082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17.990384961549" calcext:value-type="float">
            <text:p>17.990384961549</text:p>
          </table:table-cell>
          <table:table-cell office:value-type="float" office:value="17.048688959341" calcext:value-type="float">
            <text:p>17.04868895934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4" calcext:value-type="float">
            <text:p>124</text:p>
          </table:table-cell>
          <table:table-cell office:value-type="float" office:value="30.9679224948427" calcext:value-type="float">
            <text:p>30.9679224948427</text:p>
          </table:table-cell>
          <table:table-cell office:value-type="float" office:value="24.1222516438211" calcext:value-type="float">
            <text:p>24.122251643821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31.3784295751527" calcext:value-type="float">
            <text:p>31.3784295751527</text:p>
          </table:table-cell>
          <table:table-cell office:value-type="float" office:value="27.2371626199944" calcext:value-type="float">
            <text:p>27.237162619994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23.8953052548783" calcext:value-type="float">
            <text:p>23.8953052548783</text:p>
          </table:table-cell>
          <table:table-cell office:value-type="float" office:value="22.8638506808071" calcext:value-type="float">
            <text:p>22.863850680807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31.2187743157683" calcext:value-type="float">
            <text:p>31.2187743157683</text:p>
          </table:table-cell>
          <table:table-cell office:value-type="float" office:value="29.1512766305566" calcext:value-type="float">
            <text:p>29.151276630556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24.6473178241442" calcext:value-type="float">
            <text:p>24.6473178241442</text:p>
          </table:table-cell>
          <table:table-cell office:value-type="float" office:value="21.2967595479284" calcext:value-type="float">
            <text:p>21.296759547928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1" calcext:value-type="float">
            <text:p>111</text:p>
          </table:table-cell>
          <table:table-cell office:value-type="float" office:value="18.4750363977757" calcext:value-type="float">
            <text:p>18.4750363977757</text:p>
          </table:table-cell>
          <table:table-cell office:value-type="float" office:value="16.134574610067" calcext:value-type="float">
            <text:p>16.1345746100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37.2673954728297" calcext:value-type="float">
            <text:p>37.2673954728297</text:p>
          </table:table-cell>
          <table:table-cell office:value-type="float" office:value="29.5436397775753" calcext:value-type="float">
            <text:p>29.543639777575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5" calcext:value-type="float">
            <text:p>115</text:p>
          </table:table-cell>
          <table:table-cell office:value-type="float" office:value="26.7744807705774" calcext:value-type="float">
            <text:p>26.7744807705774</text:p>
          </table:table-cell>
          <table:table-cell office:value-type="float" office:value="20.0960637958466" calcext:value-type="float">
            <text:p>20.096063795846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8" calcext:value-type="float">
            <text:p>108</text:p>
          </table:table-cell>
          <table:table-cell office:value-type="float" office:value="44.9485166193148" calcext:value-type="float">
            <text:p>44.9485166193148</text:p>
          </table:table-cell>
          <table:table-cell office:value-type="float" office:value="43.6646037264796" calcext:value-type="float">
            <text:p>43.664603726479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2" calcext:value-type="float">
            <text:p>122</text:p>
          </table:table-cell>
          <table:table-cell office:value-type="float" office:value="43.5851836675394" calcext:value-type="float">
            <text:p>43.5851836675394</text:p>
          </table:table-cell>
          <table:table-cell office:value-type="float" office:value="42.0067702067628" calcext:value-type="float">
            <text:p>42.006770206762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17.4214045665969" calcext:value-type="float">
            <text:p>17.4214045665969</text:p>
          </table:table-cell>
          <table:table-cell office:value-type="float" office:value="12.5401836732108" calcext:value-type="float">
            <text:p>12.540183673210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21.919750009249" calcext:value-type="float">
            <text:p>21.919750009249</text:p>
          </table:table-cell>
          <table:table-cell office:value-type="float" office:value="17.226230283119" calcext:value-type="float">
            <text:p>17.22623028311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20.259083813307" calcext:value-type="float">
            <text:p>20.259083813307</text:p>
          </table:table-cell>
          <table:table-cell office:value-type="float" office:value="13.3252605419872" calcext:value-type="float">
            <text:p>13.325260541987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4" calcext:value-type="float">
            <text:p>104</text:p>
          </table:table-cell>
          <table:table-cell office:value-type="float" office:value="54.0169725429039" calcext:value-type="float">
            <text:p>54.0169725429039</text:p>
          </table:table-cell>
          <table:table-cell office:value-type="float" office:value="36.81174872341" calcext:value-type="float">
            <text:p>36.8117487234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8" calcext:value-type="float">
            <text:p>138</text:p>
          </table:table-cell>
          <table:table-cell office:value-type="float" office:value="50.5845900721717" calcext:value-type="float">
            <text:p>50.5845900721717</text:p>
          </table:table-cell>
          <table:table-cell office:value-type="float" office:value="40.7017148225536" calcext:value-type="float">
            <text:p>40.701714822553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4" calcext:value-type="float">
            <text:p>124</text:p>
          </table:table-cell>
          <table:table-cell office:value-type="float" office:value="37.1573143817968" calcext:value-type="float">
            <text:p>37.1573143817968</text:p>
          </table:table-cell>
          <table:table-cell office:value-type="float" office:value="30.0828905673591" calcext:value-type="float">
            <text:p>30.082890567359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45.891580449481" calcext:value-type="float">
            <text:p>45.891580449481</text:p>
          </table:table-cell>
          <table:table-cell office:value-type="float" office:value="42.7377696756511" calcext:value-type="float">
            <text:p>42.737769675651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21.6962866988792" calcext:value-type="float">
            <text:p>21.6962866988792</text:p>
          </table:table-cell>
          <table:table-cell office:value-type="float" office:value="18.4479724270638" calcext:value-type="float">
            <text:p>18.447972427063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8" calcext:value-type="float">
            <text:p>108</text:p>
          </table:table-cell>
          <table:table-cell office:value-type="float" office:value="32.9935954392556" calcext:value-type="float">
            <text:p>32.9935954392556</text:p>
          </table:table-cell>
          <table:table-cell office:value-type="float" office:value="35.3658723276257" calcext:value-type="float">
            <text:p>35.365872327625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20.5676834420526" calcext:value-type="float">
            <text:p>20.5676834420526</text:p>
          </table:table-cell>
          <table:table-cell office:value-type="float" office:value="19.9287800031018" calcext:value-type="float">
            <text:p>19.928780003101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19.9747321235337" calcext:value-type="float">
            <text:p>19.9747321235337</text:p>
          </table:table-cell>
          <table:table-cell office:value-type="float" office:value="15.9678805622654" calcext:value-type="float">
            <text:p>15.967880562265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42.8442717323216" calcext:value-type="float">
            <text:p>42.8442717323216</text:p>
          </table:table-cell>
          <table:table-cell office:value-type="float" office:value="39.9555704149012" calcext:value-type="float">
            <text:p>39.955570414901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4" calcext:value-type="float">
            <text:p>84</text:p>
          </table:table-cell>
          <table:table-cell office:value-type="float" office:value="22.8557247749631" calcext:value-type="float">
            <text:p>22.8557247749631</text:p>
          </table:table-cell>
          <table:table-cell office:value-type="float" office:value="27.7777973737208" calcext:value-type="float">
            <text:p>27.777797373720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9" calcext:value-type="float">
            <text:p>109</text:p>
          </table:table-cell>
          <table:table-cell office:value-type="float" office:value="22.4917525014963" calcext:value-type="float">
            <text:p>22.4917525014963</text:p>
          </table:table-cell>
          <table:table-cell office:value-type="float" office:value="18.0541413369577" calcext:value-type="float">
            <text:p>18.054141336957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4" calcext:value-type="float">
            <text:p>104</text:p>
          </table:table-cell>
          <table:table-cell office:value-type="float" office:value="59.3362784207606" calcext:value-type="float">
            <text:p>59.3362784207606</text:p>
          </table:table-cell>
          <table:table-cell office:value-type="float" office:value="53.5137233628494" calcext:value-type="float">
            <text:p>53.513723362849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34.1889344771882" calcext:value-type="float">
            <text:p>34.1889344771882</text:p>
          </table:table-cell>
          <table:table-cell office:value-type="float" office:value="31.8471249332196" calcext:value-type="float">
            <text:p>31.847124933219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23.6909505433418" calcext:value-type="float">
            <text:p>23.6909505433418</text:p>
          </table:table-cell>
          <table:table-cell office:value-type="float" office:value="21.1028600329884" calcext:value-type="float">
            <text:p>21.102860032988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21.5471970252911" calcext:value-type="float">
            <text:p>21.5471970252911</text:p>
          </table:table-cell>
          <table:table-cell office:value-type="float" office:value="22.537236798434" calcext:value-type="float">
            <text:p>22.53723679843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40.2138259634657" calcext:value-type="float">
            <text:p>40.2138259634657</text:p>
          </table:table-cell>
          <table:table-cell office:value-type="float" office:value="44.2960345709214" calcext:value-type="float">
            <text:p>44.296034570921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27.458536008398" calcext:value-type="float">
            <text:p>27.458536008398</text:p>
          </table:table-cell>
          <table:table-cell office:value-type="float" office:value="23.2554573286586" calcext:value-type="float">
            <text:p>23.255457328658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0" calcext:value-type="float">
            <text:p>120</text:p>
          </table:table-cell>
          <table:table-cell office:value-type="float" office:value="55.4622814287558" calcext:value-type="float">
            <text:p>55.4622814287558</text:p>
          </table:table-cell>
          <table:table-cell office:value-type="float" office:value="34.2691469298083" calcext:value-type="float">
            <text:p>34.269146929808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1" calcext:value-type="float">
            <text:p>91</text:p>
          </table:table-cell>
          <table:table-cell office:value-type="float" office:value="49.1864705206308" calcext:value-type="float">
            <text:p>49.1864705206308</text:p>
          </table:table-cell>
          <table:table-cell office:value-type="float" office:value="40.6787000444601" calcext:value-type="float">
            <text:p>40.678700044460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39.0134455382832" calcext:value-type="float">
            <text:p>39.0134455382832</text:p>
          </table:table-cell>
          <table:table-cell office:value-type="float" office:value="36.058152838776" calcext:value-type="float">
            <text:p>36.05815283877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54.1648087392949" calcext:value-type="float">
            <text:p>54.1648087392949</text:p>
          </table:table-cell>
          <table:table-cell office:value-type="float" office:value="47.5369684502937" calcext:value-type="float">
            <text:p>47.536968450293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44.8444049586051" calcext:value-type="float">
            <text:p>44.8444049586051</text:p>
          </table:table-cell>
          <table:table-cell office:value-type="float" office:value="40.5035348492333" calcext:value-type="float">
            <text:p>40.503534849233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29.4502579709055" calcext:value-type="float">
            <text:p>29.4502579709055</text:p>
          </table:table-cell>
          <table:table-cell office:value-type="float" office:value="24.6423959870262" calcext:value-type="float">
            <text:p>24.642395987026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59.377628249073" calcext:value-type="float">
            <text:p>59.377628249073</text:p>
          </table:table-cell>
          <table:table-cell office:value-type="float" office:value="41.0257710367629" calcext:value-type="float">
            <text:p>41.025771036762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5" calcext:value-type="float">
            <text:p>115</text:p>
          </table:table-cell>
          <table:table-cell office:value-type="float" office:value="46.9904303097313" calcext:value-type="float">
            <text:p>46.9904303097313</text:p>
          </table:table-cell>
          <table:table-cell office:value-type="float" office:value="31.6638982469774" calcext:value-type="float">
            <text:p>31.663898246977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8" calcext:value-type="float">
            <text:p>108</text:p>
          </table:table-cell>
          <table:table-cell office:value-type="float" office:value="91.4829659963509" calcext:value-type="float">
            <text:p>91.4829659963509</text:p>
          </table:table-cell>
          <table:table-cell office:value-type="float" office:value="81.9199562715123" calcext:value-type="float">
            <text:p>81.919956271512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7" calcext:value-type="float">
            <text:p>117</text:p>
          </table:table-cell>
          <table:table-cell office:value-type="float" office:value="71.4857302732393" calcext:value-type="float">
            <text:p>71.4857302732393</text:p>
          </table:table-cell>
          <table:table-cell office:value-type="float" office:value="59.9216352090375" calcext:value-type="float">
            <text:p>59.92163520903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25.1043673591783" calcext:value-type="float">
            <text:p>25.1043673591783</text:p>
          </table:table-cell>
          <table:table-cell office:value-type="float" office:value="17.4775191332921" calcext:value-type="float">
            <text:p>17.477519133292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36.9549275704137" calcext:value-type="float">
            <text:p>36.9549275704137</text:p>
          </table:table-cell>
          <table:table-cell office:value-type="float" office:value="27.6839225162964" calcext:value-type="float">
            <text:p>27.68392251629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36.2593467072206" calcext:value-type="float">
            <text:p>36.2593467072206</text:p>
          </table:table-cell>
          <table:table-cell office:value-type="float" office:value="24.4299345372889" calcext:value-type="float">
            <text:p>24.429934537288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104.214580825832" calcext:value-type="float">
            <text:p>104.214580825832</text:p>
          </table:table-cell>
          <table:table-cell office:value-type="float" office:value="74.0116898162051" calcext:value-type="float">
            <text:p>74.011689816205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9" calcext:value-type="float">
            <text:p>139</text:p>
          </table:table-cell>
          <table:table-cell office:value-type="float" office:value="113.957597434194" calcext:value-type="float">
            <text:p>113.957597434194</text:p>
          </table:table-cell>
          <table:table-cell office:value-type="float" office:value="62.4863212733906" calcext:value-type="float">
            <text:p>62.486321273390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3" calcext:value-type="float">
            <text:p>123</text:p>
          </table:table-cell>
          <table:table-cell office:value-type="float" office:value="65.9429485753561" calcext:value-type="float">
            <text:p>65.9429485753561</text:p>
          </table:table-cell>
          <table:table-cell office:value-type="float" office:value="52.973453133383" calcext:value-type="float">
            <text:p>52.97345313338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2" calcext:value-type="float">
            <text:p>102</text:p>
          </table:table-cell>
          <table:table-cell office:value-type="float" office:value="93.4954919853569" calcext:value-type="float">
            <text:p>93.4954919853569</text:p>
          </table:table-cell>
          <table:table-cell office:value-type="float" office:value="80.6889670557699" calcext:value-type="float">
            <text:p>80.688967055769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34.1455384162444" calcext:value-type="float">
            <text:p>34.1455384162444</text:p>
          </table:table-cell>
          <table:table-cell office:value-type="float" office:value="25.3696231615893" calcext:value-type="float">
            <text:p>25.369623161589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8" calcext:value-type="float">
            <text:p>108</text:p>
          </table:table-cell>
          <table:table-cell office:value-type="float" office:value="65.7512642981083" calcext:value-type="float">
            <text:p>65.7512642981083</text:p>
          </table:table-cell>
          <table:table-cell office:value-type="float" office:value="60.6830160990033" calcext:value-type="float">
            <text:p>60.683016099003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31.3650574530949" calcext:value-type="float">
            <text:p>31.3650574530949</text:p>
          </table:table-cell>
          <table:table-cell office:value-type="float" office:value="27.3122892364337" calcext:value-type="float">
            <text:p>27.312289236433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35.5740486581113" calcext:value-type="float">
            <text:p>35.5740486581113</text:p>
          </table:table-cell>
          <table:table-cell office:value-type="float" office:value="26.6831119471235" calcext:value-type="float">
            <text:p>26.683111947123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77.0453658137313" calcext:value-type="float">
            <text:p>77.0453658137313</text:p>
          </table:table-cell>
          <table:table-cell office:value-type="float" office:value="61.5276471637091" calcext:value-type="float">
            <text:p>61.527647163709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9" calcext:value-type="float">
            <text:p>89</text:p>
          </table:table-cell>
          <table:table-cell office:value-type="float" office:value="39.5028947859539" calcext:value-type="float">
            <text:p>39.5028947859539</text:p>
          </table:table-cell>
          <table:table-cell office:value-type="float" office:value="45.515701554804" calcext:value-type="float">
            <text:p>45.51570155480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9" calcext:value-type="float">
            <text:p>109</text:p>
          </table:table-cell>
          <table:table-cell office:value-type="float" office:value="44.2265830501165" calcext:value-type="float">
            <text:p>44.2265830501165</text:p>
          </table:table-cell>
          <table:table-cell office:value-type="float" office:value="37.4639386978931" calcext:value-type="float">
            <text:p>37.463938697893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130.179199407771" calcext:value-type="float">
            <text:p>130.179199407771</text:p>
          </table:table-cell>
          <table:table-cell office:value-type="float" office:value="115.333273437614" calcext:value-type="float">
            <text:p>115.33327343761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0" calcext:value-type="float">
            <text:p>110</text:p>
          </table:table-cell>
          <table:table-cell office:value-type="float" office:value="83.2442811964846" calcext:value-type="float">
            <text:p>83.2442811964846</text:p>
          </table:table-cell>
          <table:table-cell office:value-type="float" office:value="66.6283632284101" calcext:value-type="float">
            <text:p>66.628363228410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39.027144424895" calcext:value-type="float">
            <text:p>39.027144424895</text:p>
          </table:table-cell>
          <table:table-cell office:value-type="float" office:value="31.3824009839007" calcext:value-type="float">
            <text:p>31.382400983900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32.2886398965891" calcext:value-type="float">
            <text:p>32.2886398965891</text:p>
          </table:table-cell>
          <table:table-cell office:value-type="float" office:value="30.7384603715082" calcext:value-type="float">
            <text:p>30.738460371508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98.2668521798762" calcext:value-type="float">
            <text:p>98.2668521798762</text:p>
          </table:table-cell>
          <table:table-cell office:value-type="float" office:value="94.795168785571" calcext:value-type="float">
            <text:p>94.79516878557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68.2622574745728" calcext:value-type="float">
            <text:p>68.2622574745728</text:p>
          </table:table-cell>
          <table:table-cell office:value-type="float" office:value="43.2488815081405" calcext:value-type="float">
            <text:p>43.248881508140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292.414633759683" calcext:value-type="float">
            <text:p>292.414633759683</text:p>
          </table:table-cell>
          <table:table-cell office:value-type="float" office:value="77.390456476327" calcext:value-type="float">
            <text:p>77.39045647632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100.863258653598" calcext:value-type="float">
            <text:p>100.863258653598</text:p>
          </table:table-cell>
          <table:table-cell office:value-type="float" office:value="65.7622283389386" calcext:value-type="float">
            <text:p>65.762228338938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72.6275057174106" calcext:value-type="float">
            <text:p>72.6275057174106</text:p>
          </table:table-cell>
          <table:table-cell office:value-type="float" office:value="48.5221405170282" calcext:value-type="float">
            <text:p>48.522140517028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148.298336545865" calcext:value-type="float">
            <text:p>148.298336545865</text:p>
          </table:table-cell>
          <table:table-cell office:value-type="float" office:value="81.9383342444105" calcext:value-type="float">
            <text:p>81.938334244410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120.822571801135" calcext:value-type="float">
            <text:p>120.822571801135</text:p>
          </table:table-cell>
          <table:table-cell office:value-type="float" office:value="90.2531413653322" calcext:value-type="float">
            <text:p>90.25314136533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9" calcext:value-type="float">
            <text:p>109</text:p>
          </table:table-cell>
          <table:table-cell office:value-type="float" office:value="76.8948740669917" calcext:value-type="float">
            <text:p>76.8948740669917</text:p>
          </table:table-cell>
          <table:table-cell office:value-type="float" office:value="49.3186018286722" calcext:value-type="float">
            <text:p>49.318601828672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7" calcext:value-type="float">
            <text:p>87</text:p>
          </table:table-cell>
          <table:table-cell office:value-type="float" office:value="224.131306173724" calcext:value-type="float">
            <text:p>224.131306173724</text:p>
          </table:table-cell>
          <table:table-cell office:value-type="float" office:value="87.4283284944348" calcext:value-type="float">
            <text:p>87.428328494434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9" calcext:value-type="float">
            <text:p>109</text:p>
          </table:table-cell>
          <table:table-cell office:value-type="float" office:value="134.768390933321" calcext:value-type="float">
            <text:p>134.768390933321</text:p>
          </table:table-cell>
          <table:table-cell office:value-type="float" office:value="71.6122939569352" calcext:value-type="float">
            <text:p>71.612293956935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205.738709182215" calcext:value-type="float">
            <text:p>205.738709182215</text:p>
          </table:table-cell>
          <table:table-cell office:value-type="float" office:value="153.611475711507" calcext:value-type="float">
            <text:p>153.61147571150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7" calcext:value-type="float">
            <text:p>107</text:p>
          </table:table-cell>
          <table:table-cell office:value-type="float" office:value="183.699568923019" calcext:value-type="float">
            <text:p>183.699568923019</text:p>
          </table:table-cell>
          <table:table-cell office:value-type="float" office:value="96.958967713555" calcext:value-type="float">
            <text:p>96.95896771355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47.3473889007102" calcext:value-type="float">
            <text:p>47.3473889007102</text:p>
          </table:table-cell>
          <table:table-cell office:value-type="float" office:value="35.8608007836186" calcext:value-type="float">
            <text:p>35.860800783618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8" calcext:value-type="float">
            <text:p>108</text:p>
          </table:table-cell>
          <table:table-cell office:value-type="float" office:value="97.6827314324815" calcext:value-type="float">
            <text:p>97.6827314324815</text:p>
          </table:table-cell>
          <table:table-cell office:value-type="float" office:value="52.5056733680077" calcext:value-type="float">
            <text:p>52.505673368007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111.089201584598" calcext:value-type="float">
            <text:p>111.089201584598</text:p>
          </table:table-cell>
          <table:table-cell office:value-type="float" office:value="81.5392365030267" calcext:value-type="float">
            <text:p>81.53923650302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5" calcext:value-type="float">
            <text:p>85</text:p>
          </table:table-cell>
          <table:table-cell office:value-type="float" office:value="263.419558677765" calcext:value-type="float">
            <text:p>263.419558677765</text:p>
          </table:table-cell>
          <table:table-cell office:value-type="float" office:value="156.541078569903" calcext:value-type="float">
            <text:p>156.54107856990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412.11540842899" calcext:value-type="float">
            <text:p>412.11540842899</text:p>
          </table:table-cell>
          <table:table-cell office:value-type="float" office:value="187.765553745278" calcext:value-type="float">
            <text:p>187.76555374527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5" calcext:value-type="float">
            <text:p>105</text:p>
          </table:table-cell>
          <table:table-cell office:value-type="float" office:value="313.647256292467" calcext:value-type="float">
            <text:p>313.647256292467</text:p>
          </table:table-cell>
          <table:table-cell office:value-type="float" office:value="53.4643886055884" calcext:value-type="float">
            <text:p>53.464388605588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221.71504652668" calcext:value-type="float">
            <text:p>221.71504652668</text:p>
          </table:table-cell>
          <table:table-cell office:value-type="float" office:value="151.300485785361" calcext:value-type="float">
            <text:p>151.30048578536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110.317429646649" calcext:value-type="float">
            <text:p>110.317429646649</text:p>
          </table:table-cell>
          <table:table-cell office:value-type="float" office:value="48.1587886513103" calcext:value-type="float">
            <text:p>48.158788651310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122.841195079239" calcext:value-type="float">
            <text:p>122.841195079239</text:p>
          </table:table-cell>
          <table:table-cell office:value-type="float" office:value="121.767932201319" calcext:value-type="float">
            <text:p>121.76793220131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9" calcext:value-type="float">
            <text:p>99</text:p>
          </table:table-cell>
          <table:table-cell office:value-type="float" office:value="65.1124347359657" calcext:value-type="float">
            <text:p>65.1124347359657</text:p>
          </table:table-cell>
          <table:table-cell office:value-type="float" office:value="43.8634711775265" calcext:value-type="float">
            <text:p>43.863471177526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8" calcext:value-type="float">
            <text:p>98</text:p>
          </table:table-cell>
          <table:table-cell office:value-type="float" office:value="91.2269453236245" calcext:value-type="float">
            <text:p>91.2269453236245</text:p>
          </table:table-cell>
          <table:table-cell office:value-type="float" office:value="54.6909900246306" calcext:value-type="float">
            <text:p>54.690990024630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314.36847552783" calcext:value-type="float">
            <text:p>314.36847552783</text:p>
          </table:table-cell>
          <table:table-cell office:value-type="float" office:value="140.209223946069" calcext:value-type="float">
            <text:p>140.20922394606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2" calcext:value-type="float">
            <text:p>92</text:p>
          </table:table-cell>
          <table:table-cell office:value-type="float" office:value="86.5271468339402" calcext:value-type="float">
            <text:p>86.5271468339402</text:p>
          </table:table-cell>
          <table:table-cell office:value-type="float" office:value="81.186027684866" calcext:value-type="float">
            <text:p>81.18602768486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4" calcext:value-type="float">
            <text:p>114</text:p>
          </table:table-cell>
          <table:table-cell office:value-type="float" office:value="126.144635074149" calcext:value-type="float">
            <text:p>126.144635074149</text:p>
          </table:table-cell>
          <table:table-cell office:value-type="float" office:value="73.7311180013401" calcext:value-type="float">
            <text:p>73.731118001340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0" calcext:value-type="float">
            <text:p>80</text:p>
          </table:table-cell>
          <table:table-cell office:value-type="float" office:value="171.944441572238" calcext:value-type="float">
            <text:p>171.944441572238</text:p>
          </table:table-cell>
          <table:table-cell office:value-type="float" office:value="168.817423156389" calcext:value-type="float">
            <text:p>168.81742315638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6" calcext:value-type="float">
            <text:p>96</text:p>
          </table:table-cell>
          <table:table-cell office:value-type="float" office:value="333.719127682677" calcext:value-type="float">
            <text:p>333.719127682677</text:p>
          </table:table-cell>
          <table:table-cell office:value-type="float" office:value="144.639975935841" calcext:value-type="float">
            <text:p>144.63997593584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196.217487016417" calcext:value-type="float">
            <text:p>196.217487016417</text:p>
          </table:table-cell>
          <table:table-cell office:value-type="float" office:value="87.6124042392753" calcext:value-type="float">
            <text:p>87.612404239275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71.972739104999" calcext:value-type="float">
            <text:p>71.972739104999</text:p>
          </table:table-cell>
          <table:table-cell office:value-type="float" office:value="54.4394842232344" calcext:value-type="float">
            <text:p>54.439484223234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0" calcext:value-type="float">
            <text:p>100</text:p>
          </table:table-cell>
          <table:table-cell office:value-type="float" office:value="293.8060551194" calcext:value-type="float">
            <text:p>293.8060551194</text:p>
          </table:table-cell>
          <table:table-cell office:value-type="float" office:value="152.694537005782" calcext:value-type="float">
            <text:p>152.69453700578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3" calcext:value-type="float">
            <text:p>93</text:p>
          </table:table-cell>
          <table:table-cell office:value-type="float" office:value="199.851659240591" calcext:value-type="float">
            <text:p>199.851659240591</text:p>
          </table:table-cell>
          <table:table-cell office:value-type="float" office:value="61.5853786195367" calcext:value-type="float">
            <text:p>61.58537861953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1" calcext:value-type="float">
            <text:p>81</text:p>
          </table:table-cell>
          <table:table-cell office:value-type="float" office:value="542.216640129296" calcext:value-type="float">
            <text:p>542.216640129296</text:p>
          </table:table-cell>
          <table:table-cell office:value-type="float" office:value="188.80216129171" calcext:value-type="float">
            <text:p>188.8021612917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258.329108360632" calcext:value-type="float">
            <text:p>258.329108360632</text:p>
          </table:table-cell>
          <table:table-cell office:value-type="float" office:value="112.674685612816" calcext:value-type="float">
            <text:p>112.67468561281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237.458620066773" calcext:value-type="float">
            <text:p>237.458620066773</text:p>
          </table:table-cell>
          <table:table-cell office:value-type="float" office:value="74.5513708945162" calcext:value-type="float">
            <text:p>74.551370894516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1" calcext:value-type="float">
            <text:p>81</text:p>
          </table:table-cell>
          <table:table-cell office:value-type="float" office:value="344.514932007951" calcext:value-type="float">
            <text:p>344.514932007951</text:p>
          </table:table-cell>
          <table:table-cell office:value-type="float" office:value="110.746208147059" calcext:value-type="float">
            <text:p>110.74620814705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346.267404325716" calcext:value-type="float">
            <text:p>346.267404325716</text:p>
          </table:table-cell>
          <table:table-cell office:value-type="float" office:value="66.5164239024256" calcext:value-type="float">
            <text:p>66.516423902425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1" calcext:value-type="float">
            <text:p>101</text:p>
          </table:table-cell>
          <table:table-cell office:value-type="float" office:value="180.593113283683" calcext:value-type="float">
            <text:p>180.593113283683</text:p>
          </table:table-cell>
          <table:table-cell office:value-type="float" office:value="75.912043056605" calcext:value-type="float">
            <text:p>75.91204305660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3" calcext:value-type="float">
            <text:p>63</text:p>
          </table:table-cell>
          <table:table-cell office:value-type="float" office:value="523.034146778556" calcext:value-type="float">
            <text:p>523.034146778556</text:p>
          </table:table-cell>
          <table:table-cell office:value-type="float" office:value="154.054634865393" calcext:value-type="float">
            <text:p>154.05463486539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7" calcext:value-type="float">
            <text:p>87</text:p>
          </table:table-cell>
          <table:table-cell office:value-type="float" office:value="381.819576632207" calcext:value-type="float">
            <text:p>381.819576632207</text:p>
          </table:table-cell>
          <table:table-cell office:value-type="float" office:value="148.002867548626" calcext:value-type="float">
            <text:p>148.00286754862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1" calcext:value-type="float">
            <text:p>81</text:p>
          </table:table-cell>
          <table:table-cell office:value-type="float" office:value="317.069826736074" calcext:value-type="float">
            <text:p>317.069826736074</text:p>
          </table:table-cell>
          <table:table-cell office:value-type="float" office:value="219.467795246308" calcext:value-type="float">
            <text:p>219.46779524630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2" calcext:value-type="float">
            <text:p>92</text:p>
          </table:table-cell>
          <table:table-cell office:value-type="float" office:value="444.371240649848" calcext:value-type="float">
            <text:p>444.371240649848</text:p>
          </table:table-cell>
          <table:table-cell office:value-type="float" office:value="178.141352308148" calcext:value-type="float">
            <text:p>178.14135230814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159.580489631371" calcext:value-type="float">
            <text:p>159.580489631371</text:p>
          </table:table-cell>
          <table:table-cell office:value-type="float" office:value="82.2699068769699" calcext:value-type="float">
            <text:p>82.269906876969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6" calcext:value-type="float">
            <text:p>86</text:p>
          </table:table-cell>
          <table:table-cell office:value-type="float" office:value="332.945509059302" calcext:value-type="float">
            <text:p>332.945509059302</text:p>
          </table:table-cell>
          <table:table-cell office:value-type="float" office:value="103.174529098988" calcext:value-type="float">
            <text:p>103.17452909898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9" calcext:value-type="float">
            <text:p>89</text:p>
          </table:table-cell>
          <table:table-cell office:value-type="float" office:value="200.219322516921" calcext:value-type="float">
            <text:p>200.219322516921</text:p>
          </table:table-cell>
          <table:table-cell office:value-type="float" office:value="157.710487646942" calcext:value-type="float">
            <text:p>157.7104876469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4" calcext:value-type="float">
            <text:p>74</text:p>
          </table:table-cell>
          <table:table-cell office:value-type="float" office:value="410.622369433716" calcext:value-type="float">
            <text:p>410.622369433716</text:p>
          </table:table-cell>
          <table:table-cell office:value-type="float" office:value="228.294877923911" calcext:value-type="float">
            <text:p>228.29487792391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2" calcext:value-type="float">
            <text:p>82</text:p>
          </table:table-cell>
          <table:table-cell office:value-type="float" office:value="631.152017683585" calcext:value-type="float">
            <text:p>631.152017683585</text:p>
          </table:table-cell>
          <table:table-cell office:value-type="float" office:value="292.934168848355" calcext:value-type="float">
            <text:p>292.93416884835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2" calcext:value-type="float">
            <text:p>82</text:p>
          </table:table-cell>
          <table:table-cell office:value-type="float" office:value="552.649308568476" calcext:value-type="float">
            <text:p>552.649308568476</text:p>
          </table:table-cell>
          <table:table-cell office:value-type="float" office:value="177.036446682403" calcext:value-type="float">
            <text:p>177.03644668240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6" calcext:value-type="float">
            <text:p>76</text:p>
          </table:table-cell>
          <table:table-cell office:value-type="float" office:value="383.115776570487" calcext:value-type="float">
            <text:p>383.115776570487</text:p>
          </table:table-cell>
          <table:table-cell office:value-type="float" office:value="237.883339323859" calcext:value-type="float">
            <text:p>237.88333932385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2" calcext:value-type="float">
            <text:p>72</text:p>
          </table:table-cell>
          <table:table-cell office:value-type="float" office:value="283.829262953181" calcext:value-type="float">
            <text:p>283.829262953181</text:p>
          </table:table-cell>
          <table:table-cell office:value-type="float" office:value="148.082023055658" calcext:value-type="float">
            <text:p>148.08202305565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9" calcext:value-type="float">
            <text:p>79</text:p>
          </table:table-cell>
          <table:table-cell office:value-type="float" office:value="194.213359209671" calcext:value-type="float">
            <text:p>194.213359209671</text:p>
          </table:table-cell>
          <table:table-cell office:value-type="float" office:value="176.842418984908" calcext:value-type="float">
            <text:p>176.84241898490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4" calcext:value-type="float">
            <text:p>94</text:p>
          </table:table-cell>
          <table:table-cell office:value-type="float" office:value="204.706679168894" calcext:value-type="float">
            <text:p>204.706679168894</text:p>
          </table:table-cell>
          <table:table-cell office:value-type="float" office:value="64.0615477068736" calcext:value-type="float">
            <text:p>64.061547706873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0" calcext:value-type="float">
            <text:p>90</text:p>
          </table:table-cell>
          <table:table-cell office:value-type="float" office:value="202.143527754678" calcext:value-type="float">
            <text:p>202.143527754678</text:p>
          </table:table-cell>
          <table:table-cell office:value-type="float" office:value="72.5078037226512" calcext:value-type="float">
            <text:p>72.507803722651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0" calcext:value-type="float">
            <text:p>70</text:p>
          </table:table-cell>
          <table:table-cell office:value-type="float" office:value="528.451790615" calcext:value-type="float">
            <text:p>528.451790615</text:p>
          </table:table-cell>
          <table:table-cell office:value-type="float" office:value="263.091284842739" calcext:value-type="float">
            <text:p>263.09128484273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209.841804871295" calcext:value-type="float">
            <text:p>209.841804871295</text:p>
          </table:table-cell>
          <table:table-cell office:value-type="float" office:value="113.623041257349" calcext:value-type="float">
            <text:p>113.62304125734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9" calcext:value-type="float">
            <text:p>89</text:p>
          </table:table-cell>
          <table:table-cell office:value-type="float" office:value="378.915956556427" calcext:value-type="float">
            <text:p>378.915956556427</text:p>
          </table:table-cell>
          <table:table-cell office:value-type="float" office:value="138.119767614946" calcext:value-type="float">
            <text:p>138.11976761494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3" calcext:value-type="float">
            <text:p>73</text:p>
          </table:table-cell>
          <table:table-cell office:value-type="float" office:value="229.296399192644" calcext:value-type="float">
            <text:p>229.296399192644</text:p>
          </table:table-cell>
          <table:table-cell office:value-type="float" office:value="193.107706139177" calcext:value-type="float">
            <text:p>193.10770613917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5" calcext:value-type="float">
            <text:p>75</text:p>
          </table:table-cell>
          <table:table-cell office:value-type="float" office:value="514.62936258896" calcext:value-type="float">
            <text:p>514.62936258896</text:p>
          </table:table-cell>
          <table:table-cell office:value-type="float" office:value="269.755690290233" calcext:value-type="float">
            <text:p>269.75569029023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485.915038335773" calcext:value-type="float">
            <text:p>485.915038335773</text:p>
          </table:table-cell>
          <table:table-cell office:value-type="float" office:value="189.457707260362" calcext:value-type="float">
            <text:p>189.45770726036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171.410192225966" calcext:value-type="float">
            <text:p>171.410192225966</text:p>
          </table:table-cell>
          <table:table-cell office:value-type="float" office:value="105.220171439359" calcext:value-type="float">
            <text:p>105.22017143935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7" calcext:value-type="float">
            <text:p>87</text:p>
          </table:table-cell>
          <table:table-cell office:value-type="float" office:value="464.285393109425" calcext:value-type="float">
            <text:p>464.285393109425</text:p>
          </table:table-cell>
          <table:table-cell office:value-type="float" office:value="276.114388042741" calcext:value-type="float">
            <text:p>276.11438804274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0" calcext:value-type="float">
            <text:p>80</text:p>
          </table:table-cell>
          <table:table-cell office:value-type="float" office:value="423.244234254837" calcext:value-type="float">
            <text:p>423.244234254837</text:p>
          </table:table-cell>
          <table:table-cell office:value-type="float" office:value="143.737407060073" calcext:value-type="float">
            <text:p>143.73740706007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4" calcext:value-type="float">
            <text:p>64</text:p>
          </table:table-cell>
          <table:table-cell office:value-type="float" office:value="702.041828225813" calcext:value-type="float">
            <text:p>702.041828225813</text:p>
          </table:table-cell>
          <table:table-cell office:value-type="float" office:value="272.786702859141" calcext:value-type="float">
            <text:p>272.78670285914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4" calcext:value-type="float">
            <text:p>74</text:p>
          </table:table-cell>
          <table:table-cell office:value-type="float" office:value="510.341725310041" calcext:value-type="float">
            <text:p>510.341725310041</text:p>
          </table:table-cell>
          <table:table-cell office:value-type="float" office:value="195.783821793543" calcext:value-type="float">
            <text:p>195.78382179354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4" calcext:value-type="float">
            <text:p>74</text:p>
          </table:table-cell>
          <table:table-cell office:value-type="float" office:value="419.938893812622" calcext:value-type="float">
            <text:p>419.938893812622</text:p>
          </table:table-cell>
          <table:table-cell office:value-type="float" office:value="157.99012332252" calcext:value-type="float">
            <text:p>157.9901233225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8" calcext:value-type="float">
            <text:p>68</text:p>
          </table:table-cell>
          <table:table-cell office:value-type="float" office:value="535.322819773912" calcext:value-type="float">
            <text:p>535.322819773912</text:p>
          </table:table-cell>
          <table:table-cell office:value-type="float" office:value="202.109293829521" calcext:value-type="float">
            <text:p>202.10929382952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1" calcext:value-type="float">
            <text:p>71</text:p>
          </table:table-cell>
          <table:table-cell office:value-type="float" office:value="591.694768432803" calcext:value-type="float">
            <text:p>591.694768432803</text:p>
          </table:table-cell>
          <table:table-cell office:value-type="float" office:value="105.419541518089" calcext:value-type="float">
            <text:p>105.41954151808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0" calcext:value-type="float">
            <text:p>80</text:p>
          </table:table-cell>
          <table:table-cell office:value-type="float" office:value="373.451501074925" calcext:value-type="float">
            <text:p>373.451501074925</text:p>
          </table:table-cell>
          <table:table-cell office:value-type="float" office:value="99.3407361488362" calcext:value-type="float">
            <text:p>99.340736148836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2" calcext:value-type="float">
            <text:p>52</text:p>
          </table:table-cell>
          <table:table-cell office:value-type="float" office:value="741.07170192" calcext:value-type="float">
            <text:p>741.07170192</text:p>
          </table:table-cell>
          <table:table-cell office:value-type="float" office:value="261.405302741964" calcext:value-type="float">
            <text:p>261.4053027419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0" calcext:value-type="float">
            <text:p>70</text:p>
          </table:table-cell>
          <table:table-cell office:value-type="float" office:value="546.083912344743" calcext:value-type="float">
            <text:p>546.083912344743</text:p>
          </table:table-cell>
          <table:table-cell office:value-type="float" office:value="249.151127071681" calcext:value-type="float">
            <text:p>249.15112707168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1" calcext:value-type="float">
            <text:p>71</text:p>
          </table:table-cell>
          <table:table-cell office:value-type="float" office:value="405.858200002113" calcext:value-type="float">
            <text:p>405.858200002113</text:p>
          </table:table-cell>
          <table:table-cell office:value-type="float" office:value="258.449732488633" calcext:value-type="float">
            <text:p>258.44973248863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0" calcext:value-type="float">
            <text:p>70</text:p>
          </table:table-cell>
          <table:table-cell office:value-type="float" office:value="591.747204842471" calcext:value-type="float">
            <text:p>591.747204842471</text:p>
          </table:table-cell>
          <table:table-cell office:value-type="float" office:value="261.239929002045" calcext:value-type="float">
            <text:p>261.23992900204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7" calcext:value-type="float">
            <text:p>77</text:p>
          </table:table-cell>
          <table:table-cell office:value-type="float" office:value="355.809121831545" calcext:value-type="float">
            <text:p>355.809121831545</text:p>
          </table:table-cell>
          <table:table-cell office:value-type="float" office:value="160.001680971876" calcext:value-type="float">
            <text:p>160.00168097187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4" calcext:value-type="float">
            <text:p>74</text:p>
          </table:table-cell>
          <table:table-cell office:value-type="float" office:value="537.299970234838" calcext:value-type="float">
            <text:p>537.299970234838</text:p>
          </table:table-cell>
          <table:table-cell office:value-type="float" office:value="168.573109592887" calcext:value-type="float">
            <text:p>168.57310959288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8" calcext:value-type="float">
            <text:p>78</text:p>
          </table:table-cell>
          <table:table-cell office:value-type="float" office:value="353.67095139509" calcext:value-type="float">
            <text:p>353.67095139509</text:p>
          </table:table-cell>
          <table:table-cell office:value-type="float" office:value="197.830344190856" calcext:value-type="float">
            <text:p>197.83034419085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5" calcext:value-type="float">
            <text:p>65</text:p>
          </table:table-cell>
          <table:table-cell office:value-type="float" office:value="554.141496179585" calcext:value-type="float">
            <text:p>554.141496179585</text:p>
          </table:table-cell>
          <table:table-cell office:value-type="float" office:value="307.732136658154" calcext:value-type="float">
            <text:p>307.73213665815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2" calcext:value-type="float">
            <text:p>72</text:p>
          </table:table-cell>
          <table:table-cell office:value-type="float" office:value="762.256649037236" calcext:value-type="float">
            <text:p>762.256649037236</text:p>
          </table:table-cell>
          <table:table-cell office:value-type="float" office:value="352.625972146319" calcext:value-type="float">
            <text:p>352.62597214631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0" calcext:value-type="float">
            <text:p>70</text:p>
          </table:table-cell>
          <table:table-cell office:value-type="float" office:value="731.558360081943" calcext:value-type="float">
            <text:p>731.558360081943</text:p>
          </table:table-cell>
          <table:table-cell office:value-type="float" office:value="268.518263378249" calcext:value-type="float">
            <text:p>268.51826337824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4" calcext:value-type="float">
            <text:p>64</text:p>
          </table:table-cell>
          <table:table-cell office:value-type="float" office:value="487.074716297328" calcext:value-type="float">
            <text:p>487.074716297328</text:p>
          </table:table-cell>
          <table:table-cell office:value-type="float" office:value="249.818887841761" calcext:value-type="float">
            <text:p>249.81888784176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0" calcext:value-type="float">
            <text:p>60</text:p>
          </table:table-cell>
          <table:table-cell office:value-type="float" office:value="367.5723567897" calcext:value-type="float">
            <text:p>367.5723567897</text:p>
          </table:table-cell>
          <table:table-cell office:value-type="float" office:value="208.154408054838" calcext:value-type="float">
            <text:p>208.15440805483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6" calcext:value-type="float">
            <text:p>76</text:p>
          </table:table-cell>
          <table:table-cell office:value-type="float" office:value="257.879813444961" calcext:value-type="float">
            <text:p>257.879813444961</text:p>
          </table:table-cell>
          <table:table-cell office:value-type="float" office:value="227.375276178967" calcext:value-type="float">
            <text:p>227.3752761789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9" calcext:value-type="float">
            <text:p>79</text:p>
          </table:table-cell>
          <table:table-cell office:value-type="float" office:value="402.536729722747" calcext:value-type="float">
            <text:p>402.536729722747</text:p>
          </table:table-cell>
          <table:table-cell office:value-type="float" office:value="128.153305342148" calcext:value-type="float">
            <text:p>128.15330534214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2" calcext:value-type="float">
            <text:p>82</text:p>
          </table:table-cell>
          <table:table-cell office:value-type="float" office:value="418.540488856805" calcext:value-type="float">
            <text:p>418.540488856805</text:p>
          </table:table-cell>
          <table:table-cell office:value-type="float" office:value="92.2475285988708" calcext:value-type="float">
            <text:p>92.247528598870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7" calcext:value-type="float">
            <text:p>57</text:p>
          </table:table-cell>
          <table:table-cell office:value-type="float" office:value="645.22543596407" calcext:value-type="float">
            <text:p>645.22543596407</text:p>
          </table:table-cell>
          <table:table-cell office:value-type="float" office:value="297.434755499829" calcext:value-type="float">
            <text:p>297.43475549982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2" calcext:value-type="float">
            <text:p>82</text:p>
          </table:table-cell>
          <table:table-cell office:value-type="float" office:value="440.488226432707" calcext:value-type="float">
            <text:p>440.488226432707</text:p>
          </table:table-cell>
          <table:table-cell office:value-type="float" office:value="84.2975738803219" calcext:value-type="float">
            <text:p>84.297573880321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7" calcext:value-type="float">
            <text:p>77</text:p>
          </table:table-cell>
          <table:table-cell office:value-type="float" office:value="572.147908077182" calcext:value-type="float">
            <text:p>572.147908077182</text:p>
          </table:table-cell>
          <table:table-cell office:value-type="float" office:value="222.368296454881" calcext:value-type="float">
            <text:p>222.36829645488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9" calcext:value-type="float">
            <text:p>69</text:p>
          </table:table-cell>
          <table:table-cell office:value-type="float" office:value="297.631496710928" calcext:value-type="float">
            <text:p>297.631496710928</text:p>
          </table:table-cell>
          <table:table-cell office:value-type="float" office:value="218.978122627612" calcext:value-type="float">
            <text:p>218.97812262761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0" calcext:value-type="float">
            <text:p>60</text:p>
          </table:table-cell>
          <table:table-cell office:value-type="float" office:value="613.65194989635" calcext:value-type="float">
            <text:p>613.65194989635</text:p>
          </table:table-cell>
          <table:table-cell office:value-type="float" office:value="361.492870067448" calcext:value-type="float">
            <text:p>361.49287006744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0" calcext:value-type="float">
            <text:p>70</text:p>
          </table:table-cell>
          <table:table-cell office:value-type="float" office:value="659.374438815914" calcext:value-type="float">
            <text:p>659.374438815914</text:p>
          </table:table-cell>
          <table:table-cell office:value-type="float" office:value="277.558788276005" calcext:value-type="float">
            <text:p>277.55878827600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7" calcext:value-type="float">
            <text:p>77</text:p>
          </table:table-cell>
          <table:table-cell office:value-type="float" office:value="307.919172993" calcext:value-type="float">
            <text:p>307.919172993</text:p>
          </table:table-cell>
          <table:table-cell office:value-type="float" office:value="194.961414788881" calcext:value-type="float">
            <text:p>194.96141478888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2" calcext:value-type="float">
            <text:p>52</text:p>
          </table:table-cell>
          <table:table-cell office:value-type="float" office:value="738.642944773923" calcext:value-type="float">
            <text:p>738.642944773923</text:p>
          </table:table-cell>
          <table:table-cell office:value-type="float" office:value="380.706097694997" calcext:value-type="float">
            <text:p>380.70609769499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" calcext:value-type="float">
            <text:p>43</text:p>
          </table:table-cell>
          <table:table-cell office:value-type="float" office:value="795.647769110512" calcext:value-type="float">
            <text:p>795.647769110512</text:p>
          </table:table-cell>
          <table:table-cell office:value-type="float" office:value="298.301845053639" calcext:value-type="float">
            <text:p>298.30184505363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5" calcext:value-type="float">
            <text:p>35</text:p>
          </table:table-cell>
          <table:table-cell office:value-type="float" office:value="916.376560267714" calcext:value-type="float">
            <text:p>916.376560267714</text:p>
          </table:table-cell>
          <table:table-cell office:value-type="float" office:value="467.480186929065" calcext:value-type="float">
            <text:p>467.48018692906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" calcext:value-type="float">
            <text:p>40</text:p>
          </table:table-cell>
          <table:table-cell office:value-type="float" office:value="830.0057075634" calcext:value-type="float">
            <text:p>830.0057075634</text:p>
          </table:table-cell>
          <table:table-cell office:value-type="float" office:value="408.899335731198" calcext:value-type="float">
            <text:p>408.89933573119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" calcext:value-type="float">
            <text:p>41</text:p>
          </table:table-cell>
          <table:table-cell office:value-type="float" office:value="762.495257537707" calcext:value-type="float">
            <text:p>762.495257537707</text:p>
          </table:table-cell>
          <table:table-cell office:value-type="float" office:value="328.010087342361" calcext:value-type="float">
            <text:p>328.01008734236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" calcext:value-type="float">
            <text:p>40</text:p>
          </table:table-cell>
          <table:table-cell office:value-type="float" office:value="900.676334107775" calcext:value-type="float">
            <text:p>900.676334107775</text:p>
          </table:table-cell>
          <table:table-cell office:value-type="float" office:value="524.447786761642" calcext:value-type="float">
            <text:p>524.4477867616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" calcext:value-type="float">
            <text:p>45</text:p>
          </table:table-cell>
          <table:table-cell office:value-type="float" office:value="1145.74102868436" calcext:value-type="float">
            <text:p>1145.74102868436</text:p>
          </table:table-cell>
          <table:table-cell office:value-type="float" office:value="394.598039621598" calcext:value-type="float">
            <text:p>394.59803962159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7" calcext:value-type="float">
            <text:p>47</text:p>
          </table:table-cell>
          <table:table-cell office:value-type="float" office:value="902.817729682979" calcext:value-type="float">
            <text:p>902.817729682979</text:p>
          </table:table-cell>
          <table:table-cell office:value-type="float" office:value="302.881206124267" calcext:value-type="float">
            <text:p>302.88120612426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5" calcext:value-type="float">
            <text:p>25</text:p>
          </table:table-cell>
          <table:table-cell office:value-type="float" office:value="855.65199340488" calcext:value-type="float">
            <text:p>855.65199340488</text:p>
          </table:table-cell>
          <table:table-cell office:value-type="float" office:value="483.483426159633" calcext:value-type="float">
            <text:p>483.48342615963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8" calcext:value-type="float">
            <text:p>38</text:p>
          </table:table-cell>
          <table:table-cell office:value-type="float" office:value="844.470860621868" calcext:value-type="float">
            <text:p>844.470860621868</text:p>
          </table:table-cell>
          <table:table-cell office:value-type="float" office:value="513.003263685928" calcext:value-type="float">
            <text:p>513.00326368592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7" calcext:value-type="float">
            <text:p>47</text:p>
          </table:table-cell>
          <table:table-cell office:value-type="float" office:value="707.246963266681" calcext:value-type="float">
            <text:p>707.246963266681</text:p>
          </table:table-cell>
          <table:table-cell office:value-type="float" office:value="421.623776508227" calcext:value-type="float">
            <text:p>421.62377650822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" calcext:value-type="float">
            <text:p>42</text:p>
          </table:table-cell>
          <table:table-cell office:value-type="float" office:value="958.034552621976" calcext:value-type="float">
            <text:p>958.034552621976</text:p>
          </table:table-cell>
          <table:table-cell office:value-type="float" office:value="314.538410085172" calcext:value-type="float">
            <text:p>314.53841008517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3" calcext:value-type="float">
            <text:p>53</text:p>
          </table:table-cell>
          <table:table-cell office:value-type="float" office:value="844.829987596698" calcext:value-type="float">
            <text:p>844.829987596698</text:p>
          </table:table-cell>
          <table:table-cell office:value-type="float" office:value="247.345650838179" calcext:value-type="float">
            <text:p>247.34565083817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" calcext:value-type="float">
            <text:p>43</text:p>
          </table:table-cell>
          <table:table-cell office:value-type="float" office:value="947.719561253326" calcext:value-type="float">
            <text:p>947.719561253326</text:p>
          </table:table-cell>
          <table:table-cell office:value-type="float" office:value="350.027701931187" calcext:value-type="float">
            <text:p>350.02770193118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0" calcext:value-type="float">
            <text:p>50</text:p>
          </table:table-cell>
          <table:table-cell office:value-type="float" office:value="814.48867280886" calcext:value-type="float">
            <text:p>814.48867280886</text:p>
          </table:table-cell>
          <table:table-cell office:value-type="float" office:value="271.088917483111" calcext:value-type="float">
            <text:p>271.08891748311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" calcext:value-type="float">
            <text:p>34</text:p>
          </table:table-cell>
          <table:table-cell office:value-type="float" office:value="700.755289908823" calcext:value-type="float">
            <text:p>700.755289908823</text:p>
          </table:table-cell>
          <table:table-cell office:value-type="float" office:value="342.975202066626" calcext:value-type="float">
            <text:p>342.97520206662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" calcext:value-type="float">
            <text:p>44</text:p>
          </table:table-cell>
          <table:table-cell office:value-type="float" office:value="1033.93480938793" calcext:value-type="float">
            <text:p>1033.93480938793</text:p>
          </table:table-cell>
          <table:table-cell office:value-type="float" office:value="417.069114436668" calcext:value-type="float">
            <text:p>417.06911443666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" calcext:value-type="float">
            <text:p>37</text:p>
          </table:table-cell>
          <table:table-cell office:value-type="float" office:value="1086.37846925703" calcext:value-type="float">
            <text:p>1086.37846925703</text:p>
          </table:table-cell>
          <table:table-cell office:value-type="float" office:value="439.464362671704" calcext:value-type="float">
            <text:p>439.46436267170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" calcext:value-type="float">
            <text:p>44</text:p>
          </table:table-cell>
          <table:table-cell office:value-type="float" office:value="862.289068808114" calcext:value-type="float">
            <text:p>862.289068808114</text:p>
          </table:table-cell>
          <table:table-cell office:value-type="float" office:value="353.897164797832" calcext:value-type="float">
            <text:p>353.89716479783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" calcext:value-type="float">
            <text:p>40</text:p>
          </table:table-cell>
          <table:table-cell office:value-type="float" office:value="723.614692086225" calcext:value-type="float">
            <text:p>723.614692086225</text:p>
          </table:table-cell>
          <table:table-cell office:value-type="float" office:value="412.070430920688" calcext:value-type="float">
            <text:p>412.07043092068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9" calcext:value-type="float">
            <text:p>59</text:p>
          </table:table-cell>
          <table:table-cell office:value-type="float" office:value="549.332383503271" calcext:value-type="float">
            <text:p>549.332383503271</text:p>
          </table:table-cell>
          <table:table-cell office:value-type="float" office:value="271.683451615944" calcext:value-type="float">
            <text:p>271.68345161594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1" calcext:value-type="float">
            <text:p>51</text:p>
          </table:table-cell>
          <table:table-cell office:value-type="float" office:value="888.662558066451" calcext:value-type="float">
            <text:p>888.662558066451</text:p>
          </table:table-cell>
          <table:table-cell office:value-type="float" office:value="300.857566217916" calcext:value-type="float">
            <text:p>300.85756621791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9" calcext:value-type="float">
            <text:p>49</text:p>
          </table:table-cell>
          <table:table-cell office:value-type="float" office:value="953.934380973571" calcext:value-type="float">
            <text:p>953.934380973571</text:p>
          </table:table-cell>
          <table:table-cell office:value-type="float" office:value="356.061339117143" calcext:value-type="float">
            <text:p>356.06133911714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" calcext:value-type="float">
            <text:p>31</text:p>
          </table:table-cell>
          <table:table-cell office:value-type="float" office:value="861.752416749452" calcext:value-type="float">
            <text:p>861.752416749452</text:p>
          </table:table-cell>
          <table:table-cell office:value-type="float" office:value="366.829471538155" calcext:value-type="float">
            <text:p>366.82947153815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" calcext:value-type="float">
            <text:p>42</text:p>
          </table:table-cell>
          <table:table-cell office:value-type="float" office:value="1011.70692730514" calcext:value-type="float">
            <text:p>1011.70692730514</text:p>
          </table:table-cell>
          <table:table-cell office:value-type="float" office:value="360.721766175648" calcext:value-type="float">
            <text:p>360.721766175648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" calcext:value-type="float">
            <text:p>41</text:p>
          </table:table-cell>
          <table:table-cell office:value-type="float" office:value="876.065922769512" calcext:value-type="float">
            <text:p>876.065922769512</text:p>
          </table:table-cell>
          <table:table-cell office:value-type="float" office:value="438.105491974083" calcext:value-type="float">
            <text:p>438.105491974083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3" calcext:value-type="float">
            <text:p>53</text:p>
          </table:table-cell>
          <table:table-cell office:value-type="float" office:value="633.879869270472" calcext:value-type="float">
            <text:p>633.879869270472</text:p>
          </table:table-cell>
          <table:table-cell office:value-type="float" office:value="317.497496014155" calcext:value-type="float">
            <text:p>317.49749601415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9" calcext:value-type="float">
            <text:p>39</text:p>
          </table:table-cell>
          <table:table-cell office:value-type="float" office:value="666.622122398641" calcext:value-type="float">
            <text:p>666.622122398641</text:p>
          </table:table-cell>
          <table:table-cell office:value-type="float" office:value="454.664117637217" calcext:value-type="float">
            <text:p>454.66411763721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" calcext:value-type="float">
            <text:p>37</text:p>
          </table:table-cell>
          <table:table-cell office:value-type="float" office:value="789.834069793378" calcext:value-type="float">
            <text:p>789.834069793378</text:p>
          </table:table-cell>
          <table:table-cell office:value-type="float" office:value="436.656290264572" calcext:value-type="float">
            <text:p>436.65629026457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ctors_calibration_bosses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7" calcext:value-type="float">
            <text:p>47</text:p>
          </table:table-cell>
          <table:table-cell office:value-type="float" office:value="715.418113775425" calcext:value-type="float">
            <text:p>715.418113775425</text:p>
          </table:table-cell>
          <table:table-cell office:value-type="float" office:value="296.144928371764" calcext:value-type="float">
            <text:p>296.144928371764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B2:Sheet1.I47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6:39:02.327614943</meta:creation-date>
    <dc:date>2023-03-03T17:14:51.371984852</dc:date>
    <meta:editing-duration>PT42S</meta:editing-duration>
    <meta:editing-cycles>1</meta:editing-cycles>
    <meta:document-statistic meta:table-count="1" meta:cell-count="2686" meta:object-count="0"/>
    <meta:generator>LibreOffice/6.4.7.2$Linux_X86_64 LibreOffice_project/40$Build-2</meta:generator>
  </office:meta>
</office:document-meta>
</file>